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4.31pt"/>
    </style:style>
    <style:style style:name="co2" style:family="table-column">
      <style:table-column-properties fo:break-before="auto" style:column-width="459.55pt"/>
    </style:style>
    <style:style style:name="co3" style:family="table-column">
      <style:table-column-properties fo:break-before="auto" style:column-width="696.95pt"/>
    </style:style>
    <style:style style:name="co4" style:family="table-column">
      <style:table-column-properties fo:break-before="auto" style:column-width="112.59pt"/>
    </style:style>
    <style:style style:name="co5" style:family="table-column">
      <style:table-column-properties fo:break-before="auto" style:column-width="69.99pt"/>
    </style:style>
    <style:style style:name="co6" style:family="table-column">
      <style:table-column-properties fo:break-before="auto" style:column-width="45.64pt"/>
    </style:style>
    <style:style style:name="co7" style:family="table-column">
      <style:table-column-properties fo:break-before="auto" style:column-width="136.94pt"/>
    </style:style>
    <style:style style:name="co8" style:family="table-column">
      <style:table-column-properties fo:break-before="auto" style:column-width="130.85pt"/>
    </style:style>
    <style:style style:name="co9" style:family="table-column">
      <style:table-column-properties fo:break-before="auto" style:column-width="167.36pt"/>
    </style:style>
    <style:style style:name="co10" style:family="table-column">
      <style:table-column-properties fo:break-before="auto" style:column-width="124.75pt"/>
    </style:style>
    <style:style style:name="co11" style:family="table-column">
      <style:table-column-properties fo:break-before="auto" style:column-width="143.01pt"/>
    </style:style>
    <style:style style:name="co12" style:family="table-column">
      <style:table-column-properties fo:break-before="auto" style:column-width="118.66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 style:data-style-name="N50"/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0" table:default-cell-style-name="Default"/>
        <table:table-row table:style-name="ro1">
          <table:table-cell office:value-type="string" calcext:value-type="string">
            <text:p>Authors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Filepath</text:p>
          </table:table-cell>
          <table:table-cell office:value-type="string" calcext:value-type="string">
            <text:p>Date Created</text:p>
          </table:table-cell>
          <table:table-cell office:value-type="string" calcext:value-type="string">
            <text:p>Evaluation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Applied for Copyright</text:p>
          </table:table-cell>
          <table:table-cell office:value-type="string" calcext:value-type="string">
            <text:p>Copyright Registered</text:p>
          </table:table-cell>
          <table:table-cell office:value-type="string" calcext:value-type="string">
            <text:p>Registered with ASCAP</text:p>
          </table:table-cell>
          <table:table-cell office:value-type="string" calcext:value-type="string">
            <text:p>Registered with Content ID</text:p>
          </table:table-cell>
          <table:table-cell office:value-type="string" calcext:value-type="string">
            <text:p>Uploaded to YouTube</text:p>
          </table:table-cell>
          <table:table-cell office:value-type="string" calcext:value-type="string">
            <text:p>Uploaded to SoundCloud</text:p>
          </table:table-cell>
          <table:table-cell office:value-type="string" calcext:value-type="string">
            <text:p>Uploaded to CDBaby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1-19991216a.wav</text:p>
          </table:table-cell>
          <table:table-cell office:value-type="string" calcext:value-type="string">
            <text:p>d:\Dropbox\Michael Gogins\Semblance\01-19991216a.wav</text:p>
          </table:table-cell>
          <table:table-cell office:value-type="date" office:date-value="2010-08-03T01:18:22" calcext:value-type="date">
            <text:p>08/03/10 01:18 AM</text:p>
          </table:table-cell>
          <table:table-cell table:number-columns-repeated="9"/>
          <table:table-cell table:style-name="ce2" table:number-columns-repeated="101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1-AudioTrack 01.wav</text:p>
          </table:table-cell>
          <table:table-cell office:value-type="string" calcext:value-type="string">
            <text:p>d:\Dropbox\Heidi Rogers\Demo with Danko, Moore, and Madison\01-AudioTrack 01.wav</text:p>
          </table:table-cell>
          <table:table-cell office:value-type="date" office:date-value="2014-03-02T18:15:36" calcext:value-type="date">
            <text:p>03/02/14 06:15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1-Cloud Strata.wav</text:p>
          </table:table-cell>
          <table:table-cell office:value-type="string" calcext:value-type="string">
            <text:p>d:\Dropbox\Michael Gogins\Garden of Algorithms\01-Cloud Strata.wav</text:p>
          </table:table-cell>
          <table:table-cell office:value-type="date" office:date-value="2014-01-14T03:03:11" calcext:value-type="date">
            <text:p>01/14/14 03:03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1-Various _ 01_fractal23-a.mml.master.a.wav</text:p>
          </table:table-cell>
          <table:table-cell office:value-type="string" calcext:value-type="string">
            <text:p>d:\Dropbox\Michael Gogins\Summertrees\01-Various _ 01_fractal23-a.mml.master.a.wav</text:p>
          </table:table-cell>
          <table:table-cell office:value-type="date" office:date-value="2014-01-14T03:12:33" calcext:value-type="date">
            <text:p>01/14/14 03:12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2-20000611B-b.wav</text:p>
          </table:table-cell>
          <table:table-cell office:value-type="string" calcext:value-type="string">
            <text:p>d:\Dropbox\Michael Gogins\Semblance\02-20000611B-b.wav</text:p>
          </table:table-cell>
          <table:table-cell office:value-type="date" office:date-value="2010-08-03T01:18:23.999999" calcext:value-type="date">
            <text:p>08/03/10 01:18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2-AudioTrack 02.wav</text:p>
          </table:table-cell>
          <table:table-cell office:value-type="string" calcext:value-type="string">
            <text:p>d:\Dropbox\Heidi Rogers\Demo with Danko, Moore, and Madison\02-AudioTrack 02.wav</text:p>
          </table:table-cell>
          <table:table-cell office:value-type="date" office:date-value="2014-03-02T18:16:03" calcext:value-type="date">
            <text:p>03/02/14 06:16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2-Triptych.wav</text:p>
          </table:table-cell>
          <table:table-cell office:value-type="string" calcext:value-type="string">
            <text:p>d:\Dropbox\Michael Gogins\Garden of Algorithms\02-Triptych.wav</text:p>
          </table:table-cell>
          <table:table-cell office:value-type="date" office:date-value="2014-01-14T03:04:11" calcext:value-type="date">
            <text:p>01/14/14 03:04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2-Various _ 02_f--2002-03-09--20-54-18.018.mml-a.csd.master.wav</text:p>
          </table:table-cell>
          <table:table-cell office:value-type="string" calcext:value-type="string">
            <text:p>d:\Dropbox\Michael Gogins\Summertrees\02-Various _ 02_f--2002-03-09--20-54-18.018.mml-a.csd.master.wav</text:p>
          </table:table-cell>
          <table:table-cell office:value-type="date" office:date-value="2014-01-14T03:13:09" calcext:value-type="date">
            <text:p>01/14/14 03:13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3-AudioTrack 03.wav</text:p>
          </table:table-cell>
          <table:table-cell office:value-type="string" calcext:value-type="string">
            <text:p>d:\Dropbox\Heidi Rogers\Demo with Danko, Moore, and Madison\03-AudioTrack 03.wav</text:p>
          </table:table-cell>
          <table:table-cell office:value-type="date" office:date-value="2014-03-02T18:16:21" calcext:value-type="date">
            <text:p>03/02/14 06:16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3-csound-2004-06-11--17.43.24.py.wav</text:p>
          </table:table-cell>
          <table:table-cell office:value-type="string" calcext:value-type="string">
            <text:p>d:\Dropbox\studio\04_to_copyright\Semblance\03-csound-2004-06-11--17.43.24.py.wav</text:p>
          </table:table-cell>
          <table:table-cell office:value-type="date" office:date-value="2010-08-03T01:18:25.999999" calcext:value-type="date">
            <text:p>08/03/10 01:18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3-csound-2004-06-11-17.43.24.py.wav</text:p>
          </table:table-cell>
          <table:table-cell office:value-type="string" calcext:value-type="string">
            <text:p>d:\Dropbox\Michael Gogins\Semblance\03-csound-2004-06-11-17.43.24.py.wav</text:p>
          </table:table-cell>
          <table:table-cell office:value-type="date" office:date-value="2014-01-14T02:53:12.000001" calcext:value-type="date">
            <text:p>01/14/14 02:53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3-Dark Tower.wav</text:p>
          </table:table-cell>
          <table:table-cell office:value-type="string" calcext:value-type="string">
            <text:p>d:\Dropbox\Michael Gogins\Garden of Algorithms\03-Dark Tower.wav</text:p>
          </table:table-cell>
          <table:table-cell office:value-type="date" office:date-value="2014-01-14T03:04:26" calcext:value-type="date">
            <text:p>01/14/14 03:04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3-Various _ 03_f--2002-03-08--13-48-05.005-a.mml.master.wav</text:p>
          </table:table-cell>
          <table:table-cell office:value-type="string" calcext:value-type="string">
            <text:p>d:\Dropbox\2015-02-15 Spectrum NYC\03-Various _ 03_f--2002-03-08--13-48-05.005-a.mml.master.wav</text:p>
          </table:table-cell>
          <table:table-cell office:value-type="date" office:date-value="2014-01-14T03:13:41" calcext:value-type="date">
            <text:p>01/14/14 03:13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4-AudioTrack 04.wav</text:p>
          </table:table-cell>
          <table:table-cell office:value-type="string" calcext:value-type="string">
            <text:p>d:\Dropbox\Heidi Rogers\Demo with Danko, Moore, and Madison\04-AudioTrack 04.wav</text:p>
          </table:table-cell>
          <table:table-cell office:value-type="date" office:date-value="2014-03-02T18:16:36" calcext:value-type="date">
            <text:p>03/02/14 06:16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4-Bending Arches.wav</text:p>
          </table:table-cell>
          <table:table-cell office:value-type="string" calcext:value-type="string">
            <text:p>d:\Dropbox\Michael Gogins\Garden of Algorithms\04-Bending Arches.wav</text:p>
          </table:table-cell>
          <table:table-cell office:value-type="date" office:date-value="2014-01-14T03:04:47" calcext:value-type="date">
            <text:p>01/14/14 03:04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4-csound-2004-12-12--19.55.12.py.wav</text:p>
          </table:table-cell>
          <table:table-cell office:value-type="string" calcext:value-type="string">
            <text:p>d:\Dropbox\studio\04_to_copyright\Semblance\04-csound-2004-12-12--19.55.12.py.wav</text:p>
          </table:table-cell>
          <table:table-cell office:value-type="date" office:date-value="2010-08-03T01:18:28.999999" calcext:value-type="date">
            <text:p>08/03/10 01:18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4-csound-2004-12-12-19.55.12.py.wav</text:p>
          </table:table-cell>
          <table:table-cell office:value-type="string" calcext:value-type="string">
            <text:p>d:\Dropbox\Michael Gogins\Semblance\04-csound-2004-12-12-19.55.12.py.wav</text:p>
          </table:table-cell>
          <table:table-cell office:value-type="date" office:date-value="2014-01-14T02:53:43.000001" calcext:value-type="date">
            <text:p>01/14/14 02:53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4-Various _ 04_B-2001-10-27-a.mml-a.csd.py.master.wav</text:p>
          </table:table-cell>
          <table:table-cell office:value-type="string" calcext:value-type="string">
            <text:p>d:\Dropbox\Michael Gogins\Summertrees\04-Various _ 04_B-2001-10-27-a.mml-a.csd.py.master.wav</text:p>
          </table:table-cell>
          <table:table-cell office:value-type="date" office:date-value="2014-01-14T03:14:10" calcext:value-type="date">
            <text:p>01/14/14 03:14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5-AudioTrack 05.wav</text:p>
          </table:table-cell>
          <table:table-cell office:value-type="string" calcext:value-type="string">
            <text:p>d:\Dropbox\Heidi Rogers\Demo with Danko, Moore, and Madison\05-AudioTrack 05.wav</text:p>
          </table:table-cell>
          <table:table-cell office:value-type="date" office:date-value="2014-03-02T18:17:02" calcext:value-type="date">
            <text:p>03/02/14 06:17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5-Broken Differential.wav</text:p>
          </table:table-cell>
          <table:table-cell office:value-type="string" calcext:value-type="string">
            <text:p>d:\Dropbox\Michael Gogins\Garden of Algorithms\05-Broken Differential.wav</text:p>
          </table:table-cell>
          <table:table-cell office:value-type="date" office:date-value="2014-01-14T03:04:58" calcext:value-type="date">
            <text:p>01/14/14 03:04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5-csound-2005-03-06--03.38.19.py.wav</text:p>
          </table:table-cell>
          <table:table-cell office:value-type="string" calcext:value-type="string">
            <text:p>d:\Dropbox\studio\04_to_copyright\Semblance\05-csound-2005-03-06--03.38.19.py.wav</text:p>
          </table:table-cell>
          <table:table-cell office:value-type="date" office:date-value="2010-08-03T01:18:30" calcext:value-type="date">
            <text:p>08/03/10 01:18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5-csound-2005-03-06-03-38.19.py.wav</text:p>
          </table:table-cell>
          <table:table-cell office:value-type="string" calcext:value-type="string">
            <text:p>d:\Dropbox\Michael Gogins\Semblance\05-csound-2005-03-06-03-38.19.py.wav</text:p>
          </table:table-cell>
          <table:table-cell office:value-type="date" office:date-value="2014-01-14T02:54:04" calcext:value-type="date">
            <text:p>01/14/14 02:54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5-Various _ 05_f--2002-01-10--23-12-54.054-b.mml.master.wav</text:p>
          </table:table-cell>
          <table:table-cell office:value-type="string" calcext:value-type="string">
            <text:p>d:\Dropbox\Michael Gogins\Summertrees\05-Various _ 05_f--2002-01-10--23-12-54.054-b.mml.master.wav</text:p>
          </table:table-cell>
          <table:table-cell office:value-type="date" office:date-value="2014-01-14T03:14:36" calcext:value-type="date">
            <text:p>01/14/14 03:14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6-970104e.wav</text:p>
          </table:table-cell>
          <table:table-cell office:value-type="string" calcext:value-type="string">
            <text:p>d:\Dropbox\Michael Gogins\Garden of Algorithms\06-970104e.wav</text:p>
          </table:table-cell>
          <table:table-cell office:value-type="date" office:date-value="2014-01-14T03:05:22.999999" calcext:value-type="date">
            <text:p>01/14/14 03:05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6-AudioTrack 06.wav</text:p>
          </table:table-cell>
          <table:table-cell office:value-type="string" calcext:value-type="string">
            <text:p>d:\Dropbox\Heidi Rogers\Demo with Danko, Moore, and Madison\06-AudioTrack 06.wav</text:p>
          </table:table-cell>
          <table:table-cell office:value-type="date" office:date-value="2014-03-02T18:17:14" calcext:value-type="date">
            <text:p>03/02/14 06:17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6-f--2002-01-28--17-37-42.042.mml.9632.1.wav</text:p>
          </table:table-cell>
          <table:table-cell office:value-type="string" calcext:value-type="string">
            <text:p>d:\Dropbox\studio\04_to_copyright\Semblance\06-f--2002-01-28--17-37-42.042.mml.9632.1.wav</text:p>
          </table:table-cell>
          <table:table-cell office:value-type="date" office:date-value="2010-08-03T01:18:33" calcext:value-type="date">
            <text:p>08/03/10 01:18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6-f-2002-01-28-17-37-42.042.mml.wav</text:p>
          </table:table-cell>
          <table:table-cell office:value-type="string" calcext:value-type="string">
            <text:p>d:\Dropbox\Michael Gogins\Semblance\06-f-2002-01-28-17-37-42.042.mml.wav</text:p>
          </table:table-cell>
          <table:table-cell office:value-type="date" office:date-value="2014-01-14T02:54:53" calcext:value-type="date">
            <text:p>01/14/14 02:54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6-Various _ 06_drone.py.wav</text:p>
          </table:table-cell>
          <table:table-cell office:value-type="string" calcext:value-type="string">
            <text:p>d:\Dropbox\Michael Gogins\Summertrees\06-Various _ 06_drone.py.wav</text:p>
          </table:table-cell>
          <table:table-cell office:value-type="date" office:date-value="2014-01-14T03:14:48" calcext:value-type="date">
            <text:p>01/14/14 03:14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7-Chaotic Squares.wav</text:p>
          </table:table-cell>
          <table:table-cell office:value-type="string" calcext:value-type="string">
            <text:p>d:\Dropbox\Michael Gogins\Garden of Algorithms\07-Chaotic Squares.wav</text:p>
          </table:table-cell>
          <table:table-cell office:value-type="date" office:date-value="2014-01-14T03:05:36" calcext:value-type="date">
            <text:p>01/14/14 03:05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7-f-2002-03-02-22-35-05.005.mml.wav</text:p>
          </table:table-cell>
          <table:table-cell office:value-type="string" calcext:value-type="string">
            <text:p>d:\Dropbox\Michael Gogins\Semblance\07-f-2002-03-02-22-35-05.005.mml.wav</text:p>
          </table:table-cell>
          <table:table-cell office:value-type="date" office:date-value="2014-01-14T02:55:22" calcext:value-type="date">
            <text:p>01/14/14 02:55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7-Various _ 07_Attractor1.mml-b.master.wav</text:p>
          </table:table-cell>
          <table:table-cell office:value-type="string" calcext:value-type="string">
            <text:p>d:\Dropbox\Michael Gogins\Summertrees\07-Various _ 07_Attractor1.mml-b.master.wav</text:p>
          </table:table-cell>
          <table:table-cell office:value-type="date" office:date-value="2014-01-14T03:15:20" calcext:value-type="date">
            <text:p>01/14/14 03:15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8-LinMuse21.wav</text:p>
          </table:table-cell>
          <table:table-cell office:value-type="string" calcext:value-type="string">
            <text:p>d:\Dropbox\Michael Gogins\Garden of Algorithms\08-LinMuse21.wav</text:p>
          </table:table-cell>
          <table:table-cell office:value-type="date" office:date-value="2014-01-14T03:05:49.999999" calcext:value-type="date">
            <text:p>01/14/14 03:05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8-silence-2003-07-07--19.52.47-.py.wav</text:p>
          </table:table-cell>
          <table:table-cell office:value-type="string" calcext:value-type="string">
            <text:p>d:\Dropbox\studio\04_to_copyright\Semblance\08-silence-2003-07-07--19.52.47-.py.wav</text:p>
          </table:table-cell>
          <table:table-cell office:value-type="date" office:date-value="2010-08-03T01:18:36" calcext:value-type="date">
            <text:p>08/03/10 01:18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8-silence-2003-07-07-19.52.47.py.wav</text:p>
          </table:table-cell>
          <table:table-cell office:value-type="string" calcext:value-type="string">
            <text:p>d:\Dropbox\Michael Gogins\Semblance\08-silence-2003-07-07-19.52.47.py.wav</text:p>
          </table:table-cell>
          <table:table-cell office:value-type="date" office:date-value="2014-01-14T02:55:53" calcext:value-type="date">
            <text:p>01/14/14 02:55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8-Various _ 08_csound[2005-04-16][15.29.17]-a.py.master.wav</text:p>
          </table:table-cell>
          <table:table-cell office:value-type="string" calcext:value-type="string">
            <text:p>d:\Dropbox\Michael Gogins\Summertrees\08-Various _ 08_csound[2005-04-16][15.29.17]-a.py.master.wav</text:p>
          </table:table-cell>
          <table:table-cell office:value-type="date" office:date-value="2014-01-14T03:15:33" calcext:value-type="date">
            <text:p>01/14/14 03:15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9-Hex.wav</text:p>
          </table:table-cell>
          <table:table-cell office:value-type="string" calcext:value-type="string">
            <text:p>d:\Dropbox\Michael Gogins\Garden of Algorithms\09-Hex.wav</text:p>
          </table:table-cell>
          <table:table-cell office:value-type="date" office:date-value="2014-01-14T03:06:09" calcext:value-type="date">
            <text:p>01/14/14 03:06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9-zodiac.wav</text:p>
          </table:table-cell>
          <table:table-cell office:value-type="string" calcext:value-type="string">
            <text:p>d:\Dropbox\Michael Gogins\Semblance\09-zodiac.wav</text:p>
          </table:table-cell>
          <table:table-cell office:value-type="date" office:date-value="2010-08-03T01:18:38" calcext:value-type="date">
            <text:p>08/03/10 01:18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10-MC 3.wav</text:p>
          </table:table-cell>
          <table:table-cell office:value-type="string" calcext:value-type="string">
            <text:p>d:\Dropbox\Michael Gogins\Garden of Algorithms\10-MC 3.wav</text:p>
          </table:table-cell>
          <table:table-cell office:value-type="date" office:date-value="2014-01-14T03:06:33" calcext:value-type="date">
            <text:p>01/14/14 03:06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11-Piano Fall.wav</text:p>
          </table:table-cell>
          <table:table-cell office:value-type="string" calcext:value-type="string">
            <text:p>d:\Dropbox\Michael Gogins\Garden of Algorithms\11-Piano Fall.wav</text:p>
          </table:table-cell>
          <table:table-cell office:value-type="date" office:date-value="2014-01-14T03:06:47" calcext:value-type="date">
            <text:p>01/14/14 03:06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12-Three Trees.wav</text:p>
          </table:table-cell>
          <table:table-cell office:value-type="string" calcext:value-type="string">
            <text:p>d:\Dropbox\Michael Gogins\Garden of Algorithms\12-Three Trees.wav</text:p>
          </table:table-cell>
          <table:table-cell office:value-type="date" office:date-value="2014-01-14T03:07:07" calcext:value-type="date">
            <text:p>01/14/14 03:07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92021__knufds__stream-02.wav</text:p>
          </table:table-cell>
          <table:table-cell office:value-type="string" calcext:value-type="string">
            <text:p>d:\Dropbox\acousmatic\92021__knufds__stream-02.wav</text:p>
          </table:table-cell>
          <table:table-cell office:value-type="date" office:date-value="2013-09-05T01:15:25" calcext:value-type="date">
            <text:p>09/05/13 01:15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eolus_Study.3.native_reverb.lua.cd.wav</text:p>
          </table:table-cell>
          <table:table-cell office:value-type="string" calcext:value-type="string">
            <text:p>d:\Dropbox\2011-LAC-MKG\Aeolus_Study.3.native_reverb.lua.cd.wav</text:p>
          </table:table-cell>
          <table:table-cell office:value-type="date" office:date-value="2013-03-09T12:08:21" calcext:value-type="date">
            <text:p>03/09/13 12:08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eolus_Study.3.native_reverb.lua.norm.wav</text:p>
          </table:table-cell>
          <table:table-cell office:value-type="string" calcext:value-type="string">
            <text:p>d:\Dropbox\2011-LAC-MKG\Aeolus_Study.3.native_reverb.lua.norm.wav</text:p>
          </table:table-cell>
          <table:table-cell office:value-type="date" office:date-value="2013-03-09T12:08:22" calcext:value-type="date">
            <text:p>03/09/13 12:08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0301-1.wav</text:p>
          </table:table-cell>
          <table:table-cell office:value-type="string" calcext:value-type="string">
            <text:p>d:\Dropbox\2014-Vanderbilt_Planetarium-MKG\Apophysis-090301-1.wav</text:p>
          </table:table-cell>
          <table:table-cell office:value-type="date" office:date-value="2010-08-03T03:07:25" calcext:value-type="date">
            <text:p>08/03/10 03:07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0301-100.grains.wav</text:p>
          </table:table-cell>
          <table:table-cell office:value-type="string" calcext:value-type="string">
            <text:p>d:\Dropbox\2010-ICMC-MKG\soundifs\Apophysis-090301-100.grains.wav</text:p>
          </table:table-cell>
          <table:table-cell office:value-type="date" office:date-value="2010-08-03T03:07:25" calcext:value-type="date">
            <text:p>08/03/10 03:07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0301-102.wav</text:p>
          </table:table-cell>
          <table:table-cell office:value-type="string" calcext:value-type="string">
            <text:p>d:\Dropbox\2010-ICMC-MKG\soundifs\Apophysis-090301-102.wav</text:p>
          </table:table-cell>
          <table:table-cell office:value-type="date" office:date-value="2010-08-03T03:07:25" calcext:value-type="date">
            <text:p>08/03/10 03:07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0301-17.grains.wav</text:p>
          </table:table-cell>
          <table:table-cell office:value-type="string" calcext:value-type="string">
            <text:p>d:\Dropbox\2010-ICMC-MKG\soundifs\Apophysis-090301-17.grains.wav</text:p>
          </table:table-cell>
          <table:table-cell office:value-type="date" office:date-value="2010-08-03T03:07:25" calcext:value-type="date">
            <text:p>08/03/10 03:07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0301-17.wav</text:p>
          </table:table-cell>
          <table:table-cell office:value-type="string" calcext:value-type="string">
            <text:p>d:\Dropbox\2010-ICMC-MKG\soundifs\Apophysis-090301-17.wav</text:p>
          </table:table-cell>
          <table:table-cell office:value-type="date" office:date-value="2010-08-03T03:07:25" calcext:value-type="date">
            <text:p>08/03/10 03:07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0301-2.wav</text:p>
          </table:table-cell>
          <table:table-cell office:value-type="string" calcext:value-type="string">
            <text:p>d:\Dropbox\2010-ICMC-MKG\soundifs\Apophysis-090301-2.wav</text:p>
          </table:table-cell>
          <table:table-cell office:value-type="date" office:date-value="2010-08-03T03:07:25" calcext:value-type="date">
            <text:p>08/03/10 03:07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0301-40.wav</text:p>
          </table:table-cell>
          <table:table-cell office:value-type="string" calcext:value-type="string">
            <text:p>d:\Dropbox\2010-ICMC-MKG\soundifs\Apophysis-090301-40.wav</text:p>
          </table:table-cell>
          <table:table-cell office:value-type="date" office:date-value="2010-08-03T03:07:25" calcext:value-type="date">
            <text:p>08/03/10 03:07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0301-402.wav</text:p>
          </table:table-cell>
          <table:table-cell office:value-type="string" calcext:value-type="string">
            <text:p>d:\Dropbox\2010-ICMC-MKG\soundifs\Apophysis-090301-402.wav</text:p>
          </table:table-cell>
          <table:table-cell office:value-type="date" office:date-value="2010-08-03T03:07:25" calcext:value-type="date">
            <text:p>08/03/10 03:07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0301-6.wav</text:p>
          </table:table-cell>
          <table:table-cell office:value-type="string" calcext:value-type="string">
            <text:p>d:\Dropbox\2010-ICMC-MKG\soundifs\Apophysis-090301-6.wav</text:p>
          </table:table-cell>
          <table:table-cell office:value-type="date" office:date-value="2010-08-03T03:07:25" calcext:value-type="date">
            <text:p>08/03/10 03:07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01-101.wav</text:p>
          </table:table-cell>
          <table:table-cell office:value-type="string" calcext:value-type="string">
            <text:p>d:\Dropbox\2010-ICMC-MKG\soundifs\Apophysis-091201-101.wav</text:p>
          </table:table-cell>
          <table:table-cell office:value-type="date" office:date-value="2010-08-03T03:07:25" calcext:value-type="date">
            <text:p>08/03/10 03:07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02-101.wav</text:p>
          </table:table-cell>
          <table:table-cell office:value-type="string" calcext:value-type="string">
            <text:p>d:\Dropbox\2010-ICMC-MKG\soundifs\Apophysis-091202-101.wav</text:p>
          </table:table-cell>
          <table:table-cell office:value-type="date" office:date-value="2010-08-03T03:07:25" calcext:value-type="date">
            <text:p>08/03/10 03:07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02-102.wav</text:p>
          </table:table-cell>
          <table:table-cell office:value-type="string" calcext:value-type="string">
            <text:p>d:\Dropbox\2010-ICMC-MKG\soundifs\Apophysis-091202-102.wav</text:p>
          </table:table-cell>
          <table:table-cell office:value-type="date" office:date-value="2010-08-03T03:07:25" calcext:value-type="date">
            <text:p>08/03/10 03:07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03-103.wav</text:p>
          </table:table-cell>
          <table:table-cell office:value-type="string" calcext:value-type="string">
            <text:p>d:\Dropbox\2010-ICMC-MKG\soundifs\Apophysis-091203-103.wav</text:p>
          </table:table-cell>
          <table:table-cell office:value-type="date" office:date-value="2010-08-03T03:07:25" calcext:value-type="date">
            <text:p>08/03/10 03:07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03-104.wav</text:p>
          </table:table-cell>
          <table:table-cell office:value-type="string" calcext:value-type="string">
            <text:p>d:\Dropbox\2010-ICMC-MKG\soundifs\Apophysis-091203-104.wav</text:p>
          </table:table-cell>
          <table:table-cell office:value-type="date" office:date-value="2010-08-03T03:07:25" calcext:value-type="date">
            <text:p>08/03/10 03:07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03-105.wav</text:p>
          </table:table-cell>
          <table:table-cell office:value-type="string" calcext:value-type="string">
            <text:p>d:\Dropbox\2010-ICMC-MKG\soundifs\Apophysis-091203-105.wav</text:p>
          </table:table-cell>
          <table:table-cell office:value-type="date" office:date-value="2010-08-03T03:07:25" calcext:value-type="date">
            <text:p>08/03/10 03:07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06-1.wav</text:p>
          </table:table-cell>
          <table:table-cell office:value-type="string" calcext:value-type="string">
            <text:p>d:\Dropbox\2010-ICMC-MKG\soundifs\Apophysis-091206-1.wav</text:p>
          </table:table-cell>
          <table:table-cell office:value-type="date" office:date-value="2010-08-03T03:07:25" calcext:value-type="date">
            <text:p>08/03/10 03:07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06-101.wav</text:p>
          </table:table-cell>
          <table:table-cell office:value-type="string" calcext:value-type="string">
            <text:p>d:\Dropbox\2010-ICMC-MKG\soundifs\Apophysis-091206-101.wav</text:p>
          </table:table-cell>
          <table:table-cell office:value-type="date" office:date-value="2010-08-03T03:07:25" calcext:value-type="date">
            <text:p>08/03/10 03:07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06-3.wav</text:p>
          </table:table-cell>
          <table:table-cell office:value-type="string" calcext:value-type="string">
            <text:p>d:\Dropbox\2010-ICMC-MKG\soundifs\Apophysis-091206-3.wav</text:p>
          </table:table-cell>
          <table:table-cell office:value-type="date" office:date-value="2010-08-03T03:07:25" calcext:value-type="date">
            <text:p>08/03/10 03:07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06-a.wav</text:p>
          </table:table-cell>
          <table:table-cell office:value-type="string" calcext:value-type="string">
            <text:p>d:\Dropbox\2010-ICMC-MKG\soundifs\Apophysis-091206-a.wav</text:p>
          </table:table-cell>
          <table:table-cell office:value-type="date" office:date-value="2010-08-03T03:07:25" calcext:value-type="date">
            <text:p>08/03/10 03:07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06-b.wav</text:p>
          </table:table-cell>
          <table:table-cell office:value-type="string" calcext:value-type="string">
            <text:p>d:\Dropbox\2010-ICMC-MKG\soundifs\Apophysis-091206-b.wav</text:p>
          </table:table-cell>
          <table:table-cell office:value-type="date" office:date-value="2010-08-03T03:07:25" calcext:value-type="date">
            <text:p>08/03/10 03:07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06-c.wav</text:p>
          </table:table-cell>
          <table:table-cell office:value-type="string" calcext:value-type="string">
            <text:p>d:\Dropbox\2010-ICMC-MKG\soundifs\Apophysis-091206-c.wav</text:p>
          </table:table-cell>
          <table:table-cell office:value-type="date" office:date-value="2010-08-03T03:07:25" calcext:value-type="date">
            <text:p>08/03/10 03:07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06-d.wav</text:p>
          </table:table-cell>
          <table:table-cell office:value-type="string" calcext:value-type="string">
            <text:p>d:\Dropbox\2010-ICMC-MKG\soundifs\Apophysis-091206-d.wav</text:p>
          </table:table-cell>
          <table:table-cell office:value-type="date" office:date-value="2010-08-03T03:07:25" calcext:value-type="date">
            <text:p>08/03/10 03:07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07-a.wav</text:p>
          </table:table-cell>
          <table:table-cell office:value-type="string" calcext:value-type="string">
            <text:p>d:\Dropbox\2010-ICMC-MKG\soundifs\Apophysis-091207-a.wav</text:p>
          </table:table-cell>
          <table:table-cell office:value-type="date" office:date-value="2010-08-03T03:07:25" calcext:value-type="date">
            <text:p>08/03/10 03:07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25-3.wav</text:p>
          </table:table-cell>
          <table:table-cell office:value-type="string" calcext:value-type="string">
            <text:p>d:\Dropbox\2010-ICMC-MKG\soundifs\Apophysis-091225-3.wav</text:p>
          </table:table-cell>
          <table:table-cell office:value-type="date" office:date-value="2010-08-03T03:07:25" calcext:value-type="date">
            <text:p>08/03/10 03:07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25-6.wav</text:p>
          </table:table-cell>
          <table:table-cell office:value-type="string" calcext:value-type="string">
            <text:p>d:\Dropbox\2010-ICMC-MKG\soundifs\Apophysis-091225-6.wav</text:p>
          </table:table-cell>
          <table:table-cell office:value-type="date" office:date-value="2010-08-03T03:07:25" calcext:value-type="date">
            <text:p>08/03/10 03:07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25-7.wav</text:p>
          </table:table-cell>
          <table:table-cell office:value-type="string" calcext:value-type="string">
            <text:p>d:\Dropbox\2010-ICMC-MKG\soundifs\Apophysis-091225-7.wav</text:p>
          </table:table-cell>
          <table:table-cell office:value-type="date" office:date-value="2010-08-03T03:07:25" calcext:value-type="date">
            <text:p>08/03/10 03:07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25-8.wav</text:p>
          </table:table-cell>
          <table:table-cell office:value-type="string" calcext:value-type="string">
            <text:p>d:\Dropbox\2010-ICMC-MKG\soundifs\Apophysis-091225-8.wav</text:p>
          </table:table-cell>
          <table:table-cell office:value-type="date" office:date-value="2010-08-03T03:07:25" calcext:value-type="date">
            <text:p>08/03/10 03:07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28-1.wav</text:p>
          </table:table-cell>
          <table:table-cell office:value-type="string" calcext:value-type="string">
            <text:p>d:\Dropbox\2010-ICMC-MKG\soundifs\Apophysis-091228-1.wav</text:p>
          </table:table-cell>
          <table:table-cell office:value-type="date" office:date-value="2010-08-03T03:07:25" calcext:value-type="date">
            <text:p>08/03/10 03:07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28-2.wav</text:p>
          </table:table-cell>
          <table:table-cell office:value-type="string" calcext:value-type="string">
            <text:p>d:\Dropbox\2010-ICMC-MKG\soundifs\Apophysis-091228-2.wav</text:p>
          </table:table-cell>
          <table:table-cell office:value-type="date" office:date-value="2010-08-03T03:07:25" calcext:value-type="date">
            <text:p>08/03/10 03:07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28-4.wav</text:p>
          </table:table-cell>
          <table:table-cell office:value-type="string" calcext:value-type="string">
            <text:p>d:\Dropbox\2010-ICMC-MKG\soundifs\Apophysis-091228-4.wav</text:p>
          </table:table-cell>
          <table:table-cell office:value-type="date" office:date-value="2010-08-03T03:07:25" calcext:value-type="date">
            <text:p>08/03/10 03:07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28-5.wav</text:p>
          </table:table-cell>
          <table:table-cell office:value-type="string" calcext:value-type="string">
            <text:p>d:\Dropbox\2010-ICMC-MKG\soundifs\Apophysis-091228-5.wav</text:p>
          </table:table-cell>
          <table:table-cell office:value-type="date" office:date-value="2010-08-03T03:07:25" calcext:value-type="date">
            <text:p>08/03/10 03:07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Blue_Leaves_4e.cd.wav</text:p>
          </table:table-cell>
          <table:table-cell office:value-type="string" calcext:value-type="string">
            <text:p>d:\Dropbox\music\Blue_Leaves\Blue_Leaves_4e.cd.wav</text:p>
          </table:table-cell>
          <table:table-cell office:value-type="date" office:date-value="2013-03-09T12:07:17" calcext:value-type="date">
            <text:p>03/09/13 12:07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Blue_Leaves_4e.norm.wav</text:p>
          </table:table-cell>
          <table:table-cell office:value-type="string" calcext:value-type="string">
            <text:p>d:\Dropbox\Talks\Brad's class\My Way\Blue_Leaves_4e.norm.wav</text:p>
          </table:table-cell>
          <table:table-cell office:value-type="date" office:date-value="2013-03-09T12:07:22" calcext:value-type="date">
            <text:p>03/09/13 12:07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Blue_Leaves_4e.wav</text:p>
          </table:table-cell>
          <table:table-cell office:value-type="string" calcext:value-type="string">
            <text:p>d:\Dropbox\music\Blue_Leaves\Blue_Leaves_4e.wav</text:p>
          </table:table-cell>
          <table:table-cell office:value-type="date" office:date-value="2013-03-09T12:07:28" calcext:value-type="date">
            <text:p>03/09/13 12:07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Blue_Leaves_5a_1.cd.wav</text:p>
          </table:table-cell>
          <table:table-cell office:value-type="string" calcext:value-type="string">
            <text:p>d:\Dropbox\music\Blue_Leaves\Blue_Leaves_5a_1.cd.wav</text:p>
          </table:table-cell>
          <table:table-cell office:value-type="date" office:date-value="2013-03-30T10:50:49" calcext:value-type="date">
            <text:p>03/30/13 10:50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Blue_Leaves_5a_1.norm.wav</text:p>
          </table:table-cell>
          <table:table-cell office:value-type="string" calcext:value-type="string">
            <text:p>d:\Dropbox\music\Blue_Leaves\Blue_Leaves_5a_1.norm.wav</text:p>
          </table:table-cell>
          <table:table-cell office:value-type="date" office:date-value="2013-03-30T10:50:44" calcext:value-type="date">
            <text:p>03/30/13 10:50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Blue_Leaves_5a.norm.wav</text:p>
          </table:table-cell>
          <table:table-cell office:value-type="string" calcext:value-type="string">
            <text:p>d:\Dropbox\Talks\Brad's class\My Way\Blue_Leaves_5a.norm.wav</text:p>
          </table:table-cell>
          <table:table-cell office:value-type="date" office:date-value="2013-04-11T16:08:46" calcext:value-type="date">
            <text:p>04/11/13 04:08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Blue_Leaves_6.norm.wav</text:p>
          </table:table-cell>
          <table:table-cell office:value-type="string" calcext:value-type="string">
            <text:p>d:\Dropbox\2013-Csound-MKG\Gogins Submissions\Blue Leaves 6\Blue_Leaves_6.norm.wav</text:p>
          </table:table-cell>
          <table:table-cell office:value-type="date" office:date-value="2013-09-18T01:30:46" calcext:value-type="date">
            <text:p>09/18/13 01:30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Blue_Leaves.cd.wav</text:p>
          </table:table-cell>
          <table:table-cell office:value-type="string" calcext:value-type="string">
            <text:p>d:\Dropbox\music\Blue_Leaves\Blue_Leaves.cd.wav</text:p>
          </table:table-cell>
          <table:table-cell office:value-type="date" office:date-value="2013-08-22T11:36:25.000001" calcext:value-type="date">
            <text:p>08/22/13 11:36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Blue_Leaves.norm.wav</text:p>
          </table:table-cell>
          <table:table-cell office:value-type="string" calcext:value-type="string">
            <text:p>d:\Dropbox\music\Blue_Leaves\Blue_Leaves.norm.wav</text:p>
          </table:table-cell>
          <table:table-cell office:value-type="date" office:date-value="2013-08-22T11:36:22" calcext:value-type="date">
            <text:p>08/22/13 11:36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Blue_Leaves.wav</text:p>
          </table:table-cell>
          <table:table-cell office:value-type="string" calcext:value-type="string">
            <text:p>d:\Dropbox\music\Blue_Leaves\Blue_Leaves.wav</text:p>
          </table:table-cell>
          <table:table-cell office:value-type="date" office:date-value="2013-08-22T11:36:18" calcext:value-type="date">
            <text:p>08/22/13 11:36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Blue_LeavesBlue_Leaves_1.wav</text:p>
          </table:table-cell>
          <table:table-cell office:value-type="string" calcext:value-type="string">
            <text:p>d:\Dropbox\music\Blue_LeavesBlue_Leaves_1.wav</text:p>
          </table:table-cell>
          <table:table-cell office:value-type="date" office:date-value="2014-03-12T01:03:29" calcext:value-type="date">
            <text:p>03/12/14 01:03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bluebee.wav</text:p>
          </table:table-cell>
          <table:table-cell office:value-type="string" calcext:value-type="string">
            <text:p>d:\Dropbox\imparting_harmonies\bluebee.wav</text:p>
          </table:table-cell>
          <table:table-cell office:value-type="date" office:date-value="2016-09-07T22:52:18" calcext:value-type="date">
            <text:p>09/07/16 10:52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bowl.wav</text:p>
          </table:table-cell>
          <table:table-cell office:value-type="string" calcext:value-type="string">
            <text:p>d:\Dropbox\imparting_harmonies\bowl.wav</text:p>
          </table:table-cell>
          <table:table-cell office:value-type="date" office:date-value="2016-09-07T22:50:35" calcext:value-type="date">
            <text:p>09/07/16 10:50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cellular.wav</text:p>
          </table:table-cell>
          <table:table-cell office:value-type="string" calcext:value-type="string">
            <text:p>d:\Dropbox\tutorial\code\01_DiceGame\cellular.wav</text:p>
          </table:table-cell>
          <table:table-cell office:value-type="date" office:date-value="2013-04-28T22:40:38" calcext:value-type="date">
            <text:p>04/28/13 10:40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CloudStrata.wav</text:p>
          </table:table-cell>
          <table:table-cell office:value-type="string" calcext:value-type="string">
            <text:p>d:\Dropbox\Talks\Brad's class\My Way\CloudStrata.wav</text:p>
          </table:table-cell>
          <table:table-cell office:value-type="date" office:date-value="2013-04-11T16:08:36" calcext:value-type="date">
            <text:p>04/11/13 04:08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Copy of GardenOfAlgorithms-MichaelGogins-05.wav</text:p>
          </table:table-cell>
          <table:table-cell office:value-type="string" calcext:value-type="string">
            <text:p>d:\Dropbox\studio\05_copyrighted\GardenOfAlgorithms\Copy of GardenOfAlgorithms-MichaelGogins-05.wav</text:p>
          </table:table-cell>
          <table:table-cell office:value-type="date" office:date-value="2010-08-03T01:21:04.999999" calcext:value-type="date">
            <text:p>08/03/10 01:21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counterpoint.wav</text:p>
          </table:table-cell>
          <table:table-cell office:value-type="string" calcext:value-type="string">
            <text:p>d:\Dropbox\studio\01_workshop\counterpoint\counterpoint.wav</text:p>
          </table:table-cell>
          <table:table-cell office:value-type="date" office:date-value="2010-08-03T01:14:44" calcext:value-type="date">
            <text:p>08/03/10 01:14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crickets.wav</text:p>
          </table:table-cell>
          <table:table-cell office:value-type="string" calcext:value-type="string">
            <text:p>d:\Dropbox\imparting_harmonies\crickets.wav</text:p>
          </table:table-cell>
          <table:table-cell office:value-type="date" office:date-value="2016-09-07T22:59:21" calcext:value-type="date">
            <text:p>09/07/16 10:59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csound-2004-12-12--19.55.12.py.wav</text:p>
          </table:table-cell>
          <table:table-cell office:value-type="string" calcext:value-type="string">
            <text:p>d:\Dropbox\2014-NYCEMF-MKG\attic\csound-2004-12-12--19.55.12\csound-2004-12-12--19.55.12.py.wav</text:p>
          </table:table-cell>
          <table:table-cell office:value-type="date" office:date-value="2014-01-15T00:39:29" calcext:value-type="date">
            <text:p>01/15/14 12:39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csound-2004-12-12--19.55.12a.py.csd.wav</text:p>
          </table:table-cell>
          <table:table-cell office:value-type="string" calcext:value-type="string">
            <text:p>d:\Dropbox\2014-NYCEMF-MKG\attic\csound-2004-12-12--19.55.12a.py.csd.wav</text:p>
          </table:table-cell>
          <table:table-cell office:value-type="date" office:date-value="2014-01-15T01:44:40" calcext:value-type="date">
            <text:p>01/15/14 01:44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csound-2005-03-06--03.38.19.py.wav</text:p>
          </table:table-cell>
          <table:table-cell office:value-type="string" calcext:value-type="string">
            <text:p>d:\Dropbox\2014-NYCEMF-MKG\csound-2005-03-06--03.38.19\csound-2005-03-06--03.38.19.py.wav</text:p>
          </table:table-cell>
          <table:table-cell office:value-type="date" office:date-value="2014-01-14T22:45:29" calcext:value-type="date">
            <text:p>01/14/14 10:45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csound-2005-03-06--03.38.19a.py (sorabji's conflicted copy 2014-03-06).wav</text:p>
          </table:table-cell>
          <table:table-cell office:value-type="string" calcext:value-type="string">
            <text:p>d:\Dropbox\2014-NYCEMF-MKG\submissions\csound-2005-03-06--03.38.19a.py (sorabji's conflicted copy 2014-03-06).wav</text:p>
          </table:table-cell>
          <table:table-cell office:value-type="date" office:date-value="2014-02-23T19:59:10" calcext:value-type="date">
            <text:p>02/23/14 07:59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csound-2005-03-06--03.38.19a.py-old1.wav</text:p>
          </table:table-cell>
          <table:table-cell office:value-type="string" calcext:value-type="string">
            <text:p>d:\Dropbox\2014-NYCEMF-MKG\submissions\csound-2005-03-06--03.38.19a.py-old1.wav</text:p>
          </table:table-cell>
          <table:table-cell office:value-type="date" office:date-value="2014-02-23T18:48:46" calcext:value-type="date">
            <text:p>02/23/14 06:48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csound-2005-03-06--03.38.19a.py.wav</text:p>
          </table:table-cell>
          <table:table-cell office:value-type="string" calcext:value-type="string">
            <text:p>d:\Dropbox\2014-NYCEMF-MKG\submissions\csound-2005-03-06--03.38.19a.py.wav</text:p>
          </table:table-cell>
          <table:table-cell office:value-type="date" office:date-value="2014-04-23T01:27:13" calcext:value-type="date">
            <text:p>04/23/14 01:27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csound-2005-03-06--03.38.19b.py.wav</text:p>
          </table:table-cell>
          <table:table-cell office:value-type="string" calcext:value-type="string">
            <text:p>d:\Dropbox\2014-NYCEMF-MKG\submissions\csound-2005-03-06--03.38.19b.py.wav</text:p>
          </table:table-cell>
          <table:table-cell office:value-type="date" office:date-value="2014-04-26T22:14:26" calcext:value-type="date">
            <text:p>04/26/14 10:14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csound-2005-03-06--03.38.19c.py.wav</text:p>
          </table:table-cell>
          <table:table-cell office:value-type="string" calcext:value-type="string">
            <text:p>d:\Dropbox\2014-NYCEMF-MKG\submissions\csound-2005-03-06--03.38.19c.py.wav</text:p>
          </table:table-cell>
          <table:table-cell office:value-type="date" office:date-value="2014-05-02T11:30:51" calcext:value-type="date">
            <text:p>05/02/14 11:30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csound-2005-03-06--03.38.19d.py.wav</text:p>
          </table:table-cell>
          <table:table-cell office:value-type="string" calcext:value-type="string">
            <text:p>d:\Dropbox\2014-NYCEMF-MKG\submissions\csound-2005-03-06--03.38.19d.py.wav</text:p>
          </table:table-cell>
          <table:table-cell office:value-type="date" office:date-value="2014-05-06T11:28:47" calcext:value-type="date">
            <text:p>05/06/14 11:28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csoundac-tutorial-1.wav</text:p>
          </table:table-cell>
          <table:table-cell office:value-type="string" calcext:value-type="string">
            <text:p>d:\Dropbox\tutorial\csoundac-tutorial-1.wav</text:p>
          </table:table-cell>
          <table:table-cell office:value-type="date" office:date-value="2010-07-30T13:40:49" calcext:value-type="date">
            <text:p>07/30/10 01:40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Drone-IV-1377971544.tagged.wav</text:p>
          </table:table-cell>
          <table:table-cell office:value-type="string" calcext:value-type="string">
            <text:p>d:\Dropbox\2013-Csound-MKG\Gogins Submissions\Drone IV\Drone-IV-1377971544.tagged.wav</text:p>
          </table:table-cell>
          <table:table-cell office:value-type="date" office:date-value="2013-08-31T18:13:35" calcext:value-type="date">
            <text:p>08/31/13 06:13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Drone-IV-1388541109.wav</text:p>
          </table:table-cell>
          <table:table-cell office:value-type="string" calcext:value-type="string">
            <text:p>d:\Dropbox\2013-Csound-MKG\Gogins Submissions\Drone IV\Drone-IV-1388541109.wav</text:p>
          </table:table-cell>
          <table:table-cell office:value-type="date" office:date-value="2014-01-01T01:51:49" calcext:value-type="date">
            <text:p>01/01/14 01:51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Drone-IV-1388541384.wav</text:p>
          </table:table-cell>
          <table:table-cell office:value-type="string" calcext:value-type="string">
            <text:p>d:\Dropbox\2013-Csound-MKG\Gogins Submissions\Drone IV\Drone-IV-1388541384.wav</text:p>
          </table:table-cell>
          <table:table-cell office:value-type="date" office:date-value="2014-01-01T01:56:24" calcext:value-type="date">
            <text:p>01/01/14 01:56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Drone-IV-1388541438.wav</text:p>
          </table:table-cell>
          <table:table-cell office:value-type="string" calcext:value-type="string">
            <text:p>d:\Dropbox\2013-Csound-MKG\Gogins Submissions\Drone IV\Drone-IV-1388541438.wav</text:p>
          </table:table-cell>
          <table:table-cell office:value-type="date" office:date-value="2014-01-01T01:57:17.999999" calcext:value-type="date">
            <text:p>01/01/14 01:57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Drone-IV-1388597872.wav</text:p>
          </table:table-cell>
          <table:table-cell office:value-type="string" calcext:value-type="string">
            <text:p>d:\Dropbox\2013-Csound-MKG\Gogins Submissions\Drone IV\Drone-IV-1388597872.wav</text:p>
          </table:table-cell>
          <table:table-cell office:value-type="date" office:date-value="2014-01-01T17:37:52" calcext:value-type="date">
            <text:p>01/01/14 05:37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Drone-IV-1388598107.wav</text:p>
          </table:table-cell>
          <table:table-cell office:value-type="string" calcext:value-type="string">
            <text:p>d:\Dropbox\2013-Csound-MKG\Gogins Submissions\Drone IV\Drone-IV-1388598107.wav</text:p>
          </table:table-cell>
          <table:table-cell office:value-type="date" office:date-value="2014-01-01T17:41:47" calcext:value-type="date">
            <text:p>01/01/14 05:41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Drone-IV-1388617868.wav</text:p>
          </table:table-cell>
          <table:table-cell office:value-type="string" calcext:value-type="string">
            <text:p>d:\Dropbox\2013-Csound-MKG\Gogins Submissions\Drone IV\Drone-IV-1388617868.wav</text:p>
          </table:table-cell>
          <table:table-cell office:value-type="date" office:date-value="2014-01-01T23:11:08" calcext:value-type="date">
            <text:p>01/01/14 11:11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Drone-IV-1388618135.wav</text:p>
          </table:table-cell>
          <table:table-cell office:value-type="string" calcext:value-type="string">
            <text:p>d:\Dropbox\2013-Csound-MKG\Gogins Submissions\Drone IV\Drone-IV-1388618135.wav</text:p>
          </table:table-cell>
          <table:table-cell office:value-type="date" office:date-value="2014-01-01T23:15:35" calcext:value-type="date">
            <text:p>01/01/14 11:15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Drone-IV-1388627003.wav</text:p>
          </table:table-cell>
          <table:table-cell office:value-type="string" calcext:value-type="string">
            <text:p>d:\Dropbox\2013-Csound-MKG\Gogins Submissions\Drone IV\Drone-IV-1388627003.wav</text:p>
          </table:table-cell>
          <table:table-cell office:value-type="date" office:date-value="2014-01-02T01:43:23" calcext:value-type="date">
            <text:p>01/02/14 01:43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Drone-IV-1388627058.wav</text:p>
          </table:table-cell>
          <table:table-cell office:value-type="string" calcext:value-type="string">
            <text:p>d:\Dropbox\2013-Csound-MKG\Gogins Submissions\Drone IV\Drone-IV-1388627058.wav</text:p>
          </table:table-cell>
          <table:table-cell office:value-type="date" office:date-value="2014-01-02T01:44:17.999999" calcext:value-type="date">
            <text:p>01/02/14 01:44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Drone-IV-1388627503.wav</text:p>
          </table:table-cell>
          <table:table-cell office:value-type="string" calcext:value-type="string">
            <text:p>d:\Dropbox\2013-Csound-MKG\Gogins Submissions\Drone IV\Drone-IV-1388627503.wav</text:p>
          </table:table-cell>
          <table:table-cell office:value-type="date" office:date-value="2014-01-02T01:51:43" calcext:value-type="date">
            <text:p>01/02/14 01:51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Drone-IV-1388628053.wav</text:p>
          </table:table-cell>
          <table:table-cell office:value-type="string" calcext:value-type="string">
            <text:p>d:\Dropbox\2013-Csound-MKG\Gogins Submissions\Drone IV\Drone-IV-1388628053.wav</text:p>
          </table:table-cell>
          <table:table-cell office:value-type="date" office:date-value="2014-01-02T02:00:53" calcext:value-type="date">
            <text:p>01/02/14 02:00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Drone-IV-1388628172.wav</text:p>
          </table:table-cell>
          <table:table-cell office:value-type="string" calcext:value-type="string">
            <text:p>d:\Dropbox\2013-Csound-MKG\Gogins Submissions\Drone IV\Drone-IV-1388628172.wav</text:p>
          </table:table-cell>
          <table:table-cell office:value-type="date" office:date-value="2014-01-02T02:02:52" calcext:value-type="date">
            <text:p>01/02/14 02:02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Drone-IV-1388628651.wav</text:p>
          </table:table-cell>
          <table:table-cell office:value-type="string" calcext:value-type="string">
            <text:p>d:\Dropbox\2013-Csound-MKG\Gogins Submissions\Drone IV\Drone-IV-1388628651.wav</text:p>
          </table:table-cell>
          <table:table-cell office:value-type="date" office:date-value="2014-01-02T02:10:51" calcext:value-type="date">
            <text:p>01/02/14 02:10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Drone-IV-1388629030.wav</text:p>
          </table:table-cell>
          <table:table-cell office:value-type="string" calcext:value-type="string">
            <text:p>d:\Dropbox\2013-Csound-MKG\Gogins Submissions\Drone IV\Drone-IV-1388629030.wav</text:p>
          </table:table-cell>
          <table:table-cell office:value-type="date" office:date-value="2014-01-02T02:17:10" calcext:value-type="date">
            <text:p>01/02/14 02:17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Drone-IV-1388629051.wav</text:p>
          </table:table-cell>
          <table:table-cell office:value-type="string" calcext:value-type="string">
            <text:p>d:\Dropbox\2013-Csound-MKG\Gogins Submissions\Drone IV\Drone-IV-1388629051.wav</text:p>
          </table:table-cell>
          <table:table-cell office:value-type="date" office:date-value="2014-01-02T02:17:31" calcext:value-type="date">
            <text:p>01/02/14 02:17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Drone-IV-1388629330.wav</text:p>
          </table:table-cell>
          <table:table-cell office:value-type="string" calcext:value-type="string">
            <text:p>d:\Dropbox\2013-Csound-MKG\Gogins Submissions\Drone IV\Drone-IV-1388629330.wav</text:p>
          </table:table-cell>
          <table:table-cell office:value-type="date" office:date-value="2014-01-02T02:22:10" calcext:value-type="date">
            <text:p>01/02/14 02:22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Drone-IV-1388629396.wav</text:p>
          </table:table-cell>
          <table:table-cell office:value-type="string" calcext:value-type="string">
            <text:p>d:\Dropbox\2013-Csound-MKG\Gogins Submissions\Drone IV\Drone-IV-1388629396.wav</text:p>
          </table:table-cell>
          <table:table-cell office:value-type="date" office:date-value="2014-01-02T02:23:16" calcext:value-type="date">
            <text:p>01/02/14 02:23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Drone-IV-1388629600.wav</text:p>
          </table:table-cell>
          <table:table-cell office:value-type="string" calcext:value-type="string">
            <text:p>d:\Dropbox\2013-Csound-MKG\Gogins Submissions\Drone IV\Drone-IV-1388629600.wav</text:p>
          </table:table-cell>
          <table:table-cell office:value-type="date" office:date-value="2014-01-02T02:26:40" calcext:value-type="date">
            <text:p>01/02/14 02:26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Drone-IV-1388717279.wav</text:p>
          </table:table-cell>
          <table:table-cell office:value-type="string" calcext:value-type="string">
            <text:p>d:\Dropbox\2013-Csound-MKG\Gogins Submissions\Drone IV\Drone-IV-1388717279.wav</text:p>
          </table:table-cell>
          <table:table-cell office:value-type="date" office:date-value="2014-01-03T02:47:59" calcext:value-type="date">
            <text:p>01/03/14 02:47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Drone-IV-1388719421.wav</text:p>
          </table:table-cell>
          <table:table-cell office:value-type="string" calcext:value-type="string">
            <text:p>d:\Dropbox\2013-Csound-MKG\Gogins Submissions\Drone IV\Drone-IV-1388719421.wav</text:p>
          </table:table-cell>
          <table:table-cell office:value-type="date" office:date-value="2014-01-03T03:23:41" calcext:value-type="date">
            <text:p>01/03/14 03:23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Drone-IV-1388795835.wav</text:p>
          </table:table-cell>
          <table:table-cell office:value-type="string" calcext:value-type="string">
            <text:p>d:\Dropbox\2013-Csound-MKG\Gogins Submissions\Drone IV\Drone-IV-1388795835.wav</text:p>
          </table:table-cell>
          <table:table-cell office:value-type="date" office:date-value="2014-01-04T00:37:14.999999" calcext:value-type="date">
            <text:p>01/04/14 12:37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Drone-IV-1389234839.wav</text:p>
          </table:table-cell>
          <table:table-cell office:value-type="string" calcext:value-type="string">
            <text:p>d:\Dropbox\2013-Csound-MKG\Gogins Submissions\Drone IV\Drone-IV-1389234839.wav</text:p>
          </table:table-cell>
          <table:table-cell office:value-type="date" office:date-value="2014-01-09T02:33:59" calcext:value-type="date">
            <text:p>01/09/14 02:33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Drone-VIII-d.wav</text:p>
          </table:table-cell>
          <table:table-cell office:value-type="string" calcext:value-type="string">
            <text:p>d:\Dropbox\2014-LAC-MKG\Submission\Drone-VIII-d.wav</text:p>
          </table:table-cell>
          <table:table-cell office:value-type="date" office:date-value="2014-02-03T02:46:25.000001" calcext:value-type="date">
            <text:p>02/03/14 02:46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drone.py.wav</text:p>
          </table:table-cell>
          <table:table-cell office:value-type="string" calcext:value-type="string">
            <text:p>d:\Dropbox\studio\01_workshop\drone.py.wav</text:p>
          </table:table-cell>
          <table:table-cell office:value-type="date" office:date-value="2010-08-03T01:12:38.999999" calcext:value-type="date">
            <text:p>08/03/10 01:12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drone.wav</text:p>
          </table:table-cell>
          <table:table-cell office:value-type="string" calcext:value-type="string">
            <text:p>d:\Dropbox\2013-Csound-MKG\Gogins Submissions\Drone IV\drone.wav</text:p>
          </table:table-cell>
          <table:table-cell office:value-type="date" office:date-value="2014-01-02T02:26:40" calcext:value-type="date">
            <text:p>01/02/14 02:26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Example1.wav</text:p>
          </table:table-cell>
          <table:table-cell office:value-type="string" calcext:value-type="string">
            <text:p>d:\Dropbox\music\ComposingInC++\Example1.wav</text:p>
          </table:table-cell>
          <table:table-cell office:value-type="date" office:date-value="2013-03-09T12:05:32" calcext:value-type="date">
            <text:p>03/09/13 12:05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Example2.cd.wav</text:p>
          </table:table-cell>
          <table:table-cell office:value-type="string" calcext:value-type="string">
            <text:p>d:\Dropbox\music\ComposingInC++\Example2.cd.wav</text:p>
          </table:table-cell>
          <table:table-cell office:value-type="date" office:date-value="2013-03-09T12:05:53" calcext:value-type="date">
            <text:p>03/09/13 12:05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f--2002-01-28--17-37-42.042.mm.a.wav</text:p>
          </table:table-cell>
          <table:table-cell office:value-type="string" calcext:value-type="string">
            <text:p>d:\Dropbox\2014-NYCEMF-MKG\submissions\f--2002-01-28--17-37-42.042.mm.a.wav</text:p>
          </table:table-cell>
          <table:table-cell office:value-type="date" office:date-value="2014-02-17T17:14:04.000001" calcext:value-type="date">
            <text:p>02/17/14 05:14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f--2002-01-28--17-37-42.042.mm.b.wav</text:p>
          </table:table-cell>
          <table:table-cell office:value-type="string" calcext:value-type="string">
            <text:p>d:\Dropbox\2014-NYCEMF-MKG\submissions\f--2002-01-28--17-37-42.042.mm.b.wav</text:p>
          </table:table-cell>
          <table:table-cell office:value-type="date" office:date-value="2014-02-17T20:54:46" calcext:value-type="date">
            <text:p>02/17/14 08:54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f--2002-01-28--17-37-42.042.mml.1644.csd.wav</text:p>
          </table:table-cell>
          <table:table-cell office:value-type="string" calcext:value-type="string">
            <text:p>c:\Users\mike\development\csoundabx\f--2002-01-28--17-37-42.042.mml.1644.csd.wav</text:p>
          </table:table-cell>
          <table:table-cell office:value-type="date" office:date-value="2013-05-04T23:44:43" calcext:value-type="date">
            <text:p>05/04/13 11:44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f--2002-01-28--17-37-42.042.mml.2496.csd.wav</text:p>
          </table:table-cell>
          <table:table-cell office:value-type="string" calcext:value-type="string">
            <text:p>c:\Users\mike\development\csoundabx\f--2002-01-28--17-37-42.042.mml.2496.csd.wav</text:p>
          </table:table-cell>
          <table:table-cell office:value-type="date" office:date-value="2013-05-04T23:44:48" calcext:value-type="date">
            <text:p>05/04/13 11:44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f--2002-01-28--17-37-42.042.mml.3296.csd.wav</text:p>
          </table:table-cell>
          <table:table-cell office:value-type="string" calcext:value-type="string">
            <text:p>c:\Users\mike\development\csoundabx\f--2002-01-28--17-37-42.042.mml.3296.csd.wav</text:p>
          </table:table-cell>
          <table:table-cell office:value-type="date" office:date-value="2013-05-04T23:44:58" calcext:value-type="date">
            <text:p>05/04/13 11:44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f--2002-01-28--17-37-42.042.mml.9632.1.wav</text:p>
          </table:table-cell>
          <table:table-cell office:value-type="string" calcext:value-type="string">
            <text:p>d:\Dropbox\2014-NYCEMF-MKG\f--2002-01-28--17-37-42.042\f--2002-01-28--17-37-42.042.mml.9632.1.wav</text:p>
          </table:table-cell>
          <table:table-cell office:value-type="date" office:date-value="2014-01-15T01:52:12" calcext:value-type="date">
            <text:p>01/15/14 01:52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f--2002-01-28--17-37-42.042.mml.9632.1c.wav</text:p>
          </table:table-cell>
          <table:table-cell office:value-type="string" calcext:value-type="string">
            <text:p>d:\Dropbox\2014-NYCEMF-MKG\submissions\f--2002-01-28--17-37-42.042.mml.9632.1c.wav</text:p>
          </table:table-cell>
          <table:table-cell office:value-type="date" office:date-value="2014-01-15T02:32:47" calcext:value-type="date">
            <text:p>01/15/14 02:32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figure-3.wav</text:p>
          </table:table-cell>
          <table:table-cell office:value-type="string" calcext:value-type="string">
            <text:p>d:\Dropbox\2009-ICMC-MKG\figure-3.wav</text:p>
          </table:table-cell>
          <table:table-cell office:value-type="date" office:date-value="2010-08-03T03:05:44" calcext:value-type="date">
            <text:p>08/03/10 03:05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FILE0019.CHK.wav</text:p>
          </table:table-cell>
          <table:table-cell office:value-type="string" calcext:value-type="string">
            <text:p>d:\Dropbox\2010-ICMC-MKG\mkg-2009-09-14-o\FILE0019.CHK.wav</text:p>
          </table:table-cell>
          <table:table-cell office:value-type="date" office:date-value="2010-08-03T03:06:28" calcext:value-type="date">
            <text:p>08/03/10 03:06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FILE0025.CHK.wav</text:p>
          </table:table-cell>
          <table:table-cell office:value-type="string" calcext:value-type="string">
            <text:p>d:\Dropbox\2010-ICMC-MKG\soundifs\FILE0025.CHK.wav</text:p>
          </table:table-cell>
          <table:table-cell office:value-type="date" office:date-value="2010-08-03T03:07:25" calcext:value-type="date">
            <text:p>08/03/10 03:07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FILE0099.CHK.wav</text:p>
          </table:table-cell>
          <table:table-cell office:value-type="string" calcext:value-type="string">
            <text:p>d:\Dropbox\2010-ICMC-MKG\mkg-2009-09-14-o\FILE0099.CHK.wav</text:p>
          </table:table-cell>
          <table:table-cell office:value-type="date" office:date-value="2010-08-03T03:06:28" calcext:value-type="date">
            <text:p>08/03/10 03:06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Fractal 23.wav</text:p>
          </table:table-cell>
          <table:table-cell office:value-type="string" calcext:value-type="string">
            <text:p>d:\Dropbox\2015-02-15 Spectrum NYC\Fractal 23.wav</text:p>
          </table:table-cell>
          <table:table-cell office:value-type="date" office:date-value="2015-01-03T19:24:54" calcext:value-type="date">
            <text:p>01/03/15 07:24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GardenOfAlgorithms-MichaelGogins-01.wav</text:p>
          </table:table-cell>
          <table:table-cell office:value-type="string" calcext:value-type="string">
            <text:p>d:\Dropbox\studio\05_copyrighted\GardenOfAlgorithms\GardenOfAlgorithms-MichaelGogins-01.wav</text:p>
          </table:table-cell>
          <table:table-cell office:value-type="date" office:date-value="2010-08-03T01:21:09" calcext:value-type="date">
            <text:p>08/03/10 01:21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GardenOfAlgorithms-MichaelGogins-02.wav</text:p>
          </table:table-cell>
          <table:table-cell office:value-type="string" calcext:value-type="string">
            <text:p>d:\Dropbox\studio\05_copyrighted\GardenOfAlgorithms\GardenOfAlgorithms-MichaelGogins-02.wav</text:p>
          </table:table-cell>
          <table:table-cell office:value-type="date" office:date-value="2010-08-03T01:21:11" calcext:value-type="date">
            <text:p>08/03/10 01:21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GardenOfAlgorithms-MichaelGogins-03.wav</text:p>
          </table:table-cell>
          <table:table-cell office:value-type="string" calcext:value-type="string">
            <text:p>d:\Dropbox\studio\05_copyrighted\GardenOfAlgorithms\GardenOfAlgorithms-MichaelGogins-03.wav</text:p>
          </table:table-cell>
          <table:table-cell office:value-type="date" office:date-value="2010-08-03T01:21:12.999999" calcext:value-type="date">
            <text:p>08/03/10 01:21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GardenOfAlgorithms-MichaelGogins-04.wav</text:p>
          </table:table-cell>
          <table:table-cell office:value-type="string" calcext:value-type="string">
            <text:p>d:\Dropbox\studio\05_copyrighted\GardenOfAlgorithms\GardenOfAlgorithms-MichaelGogins-04.wav</text:p>
          </table:table-cell>
          <table:table-cell office:value-type="date" office:date-value="2010-08-03T01:21:14.999999" calcext:value-type="date">
            <text:p>08/03/10 01:21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GM9.impulse.wav</text:p>
          </table:table-cell>
          <table:table-cell office:value-type="string" calcext:value-type="string">
            <text:p>d:\Dropbox\acousmatic\GM9.impulse.wav</text:p>
          </table:table-cell>
          <table:table-cell office:value-type="date" office:date-value="2013-09-05T01:27:41" calcext:value-type="date">
            <text:p>09/05/13 01:27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Green_Leaves_07.csd.wav</text:p>
          </table:table-cell>
          <table:table-cell office:value-type="string" calcext:value-type="string">
            <text:p>d:\Dropbox\2014-ICMC-MKG\Green_Leaves_07.csd.wav</text:p>
          </table:table-cell>
          <table:table-cell office:value-type="date" office:date-value="2014-03-28T22:32:21" calcext:value-type="date">
            <text:p>03/28/14 10:32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Green_Leaves_08.csd.wav</text:p>
          </table:table-cell>
          <table:table-cell office:value-type="string" calcext:value-type="string">
            <text:p>d:\Dropbox\2014-ICMC-MKG\Green_Leaves_08.csd.wav</text:p>
          </table:table-cell>
          <table:table-cell office:value-type="date" office:date-value="2014-03-30T22:26:04" calcext:value-type="date">
            <text:p>03/30/14 10:26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Hesperide.wav</text:p>
          </table:table-cell>
          <table:table-cell office:value-type="string" calcext:value-type="string">
            <text:p>d:\Dropbox\2015-02-15 Spectrum NYC\Hesperide.wav</text:p>
          </table:table-cell>
          <table:table-cell office:value-type="date" office:date-value="2015-01-04T17:28:29" calcext:value-type="date">
            <text:p>01/04/15 05:28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cmcpiece-current.wav</text:p>
          </table:table-cell>
          <table:table-cell office:value-type="string" calcext:value-type="string">
            <text:p>c:\Users\mike\Documents\icmc2006-mkg\icmcpiece-current.wav</text:p>
          </table:table-cell>
          <table:table-cell office:value-type="date" office:date-value="2010-08-03T03:32:13" calcext:value-type="date">
            <text:p>08/03/10 03:32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cmcpiece1.wav</text:p>
          </table:table-cell>
          <table:table-cell office:value-type="string" calcext:value-type="string">
            <text:p>c:\Users\mike\Documents\icmc2006-mkg\icmcpiece1.wav</text:p>
          </table:table-cell>
          <table:table-cell office:value-type="date" office:date-value="2010-08-03T03:32:13" calcext:value-type="date">
            <text:p>08/03/10 03:32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cmcpiece2.wav</text:p>
          </table:table-cell>
          <table:table-cell office:value-type="string" calcext:value-type="string">
            <text:p>c:\Users\mike\Documents\icmc2006-mkg\icmcpiece2.wav</text:p>
          </table:table-cell>
          <table:table-cell office:value-type="date" office:date-value="2010-08-03T03:32:13" calcext:value-type="date">
            <text:p>08/03/10 03:32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cmcpiece3.wav</text:p>
          </table:table-cell>
          <table:table-cell office:value-type="string" calcext:value-type="string">
            <text:p>c:\Users\mike\Documents\icmc2006-mkg\icmcpiece3.wav</text:p>
          </table:table-cell>
          <table:table-cell office:value-type="date" office:date-value="2010-08-03T03:32:13" calcext:value-type="date">
            <text:p>08/03/10 03:32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2008-01-22-a.py.wav</text:p>
          </table:table-cell>
          <table:table-cell office:value-type="string" calcext:value-type="string">
            <text:p>d:\Dropbox\2010-ICMC-MKG\soundifs\ifs-2008-01-22-a.py.wav</text:p>
          </table:table-cell>
          <table:table-cell office:value-type="date" office:date-value="2010-08-03T01:15:24" calcext:value-type="date">
            <text:p>08/03/10 01:15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2008-01-23-a.py.stereo.wav</text:p>
          </table:table-cell>
          <table:table-cell office:value-type="string" calcext:value-type="string">
            <text:p>d:\Dropbox\2010-ICMC-MKG\soundifs\ifs-2008-01-23-a.py.stereo.wav</text:p>
          </table:table-cell>
          <table:table-cell office:value-type="date" office:date-value="2010-08-03T01:15:25.999999" calcext:value-type="date">
            <text:p>08/03/10 01:15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2008-01-23-a.py.wav</text:p>
          </table:table-cell>
          <table:table-cell office:value-type="string" calcext:value-type="string">
            <text:p>d:\Dropbox\2010-ICMC-MKG\soundifs\ifs-2008-01-23-a.py.wav</text:p>
          </table:table-cell>
          <table:table-cell office:value-type="date" office:date-value="2010-08-03T01:15:30" calcext:value-type="date">
            <text:p>08/03/10 01:15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2008-01-24-a.py.stereo.wav</text:p>
          </table:table-cell>
          <table:table-cell office:value-type="string" calcext:value-type="string">
            <text:p>d:\Dropbox\2010-ICMC-MKG\soundifs\ifs-2008-01-24-a.py.stereo.wav</text:p>
          </table:table-cell>
          <table:table-cell office:value-type="date" office:date-value="2010-08-03T01:15:32" calcext:value-type="date">
            <text:p>08/03/10 01:15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2008-01-24-a.py.wav</text:p>
          </table:table-cell>
          <table:table-cell office:value-type="string" calcext:value-type="string">
            <text:p>d:\Dropbox\2010-ICMC-MKG\soundifs\ifs-2008-01-24-a.py.wav</text:p>
          </table:table-cell>
          <table:table-cell office:value-type="date" office:date-value="2010-08-03T01:15:35" calcext:value-type="date">
            <text:p>08/03/10 01:15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2008-05-23-a.py.stereo.wav</text:p>
          </table:table-cell>
          <table:table-cell office:value-type="string" calcext:value-type="string">
            <text:p>d:\Dropbox\2010-ICMC-MKG\soundifs\ifs-2008-05-23-a.py.stereo.wav</text:p>
          </table:table-cell>
          <table:table-cell office:value-type="date" office:date-value="2010-08-03T01:15:36.999999" calcext:value-type="date">
            <text:p>08/03/10 01:15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2008-05-23-a.py.wav</text:p>
          </table:table-cell>
          <table:table-cell office:value-type="string" calcext:value-type="string">
            <text:p>d:\Dropbox\2010-ICMC-MKG\soundifs\ifs-2008-05-23-a.py.wav</text:p>
          </table:table-cell>
          <table:table-cell office:value-type="date" office:date-value="2010-08-03T01:15:41" calcext:value-type="date">
            <text:p>08/03/10 01:15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2008-05-27-a.py.wav</text:p>
          </table:table-cell>
          <table:table-cell office:value-type="string" calcext:value-type="string">
            <text:p>d:\Dropbox\2010-ICMC-MKG\soundifs\ifs-2008-05-27-a.py.wav</text:p>
          </table:table-cell>
          <table:table-cell office:value-type="date" office:date-value="2010-08-03T01:15:41.999999" calcext:value-type="date">
            <text:p>08/03/10 01:15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2009-02-26-a.py.wav</text:p>
          </table:table-cell>
          <table:table-cell office:value-type="string" calcext:value-type="string">
            <text:p>d:\Dropbox\2010-ICMC-MKG\soundifs\ifs-2009-02-26-a.py.wav</text:p>
          </table:table-cell>
          <table:table-cell office:value-type="date" office:date-value="2010-08-03T01:15:44" calcext:value-type="date">
            <text:p>08/03/10 01:15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2009-03-01-a.py.stereo.wav</text:p>
          </table:table-cell>
          <table:table-cell office:value-type="string" calcext:value-type="string">
            <text:p>d:\Dropbox\2010-ICMC-MKG\soundifs\ifs-2009-03-01-a.py.stereo.wav</text:p>
          </table:table-cell>
          <table:table-cell office:value-type="date" office:date-value="2010-08-03T01:15:46" calcext:value-type="date">
            <text:p>08/03/10 01:15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2009-03-01-a.py.wav</text:p>
          </table:table-cell>
          <table:table-cell office:value-type="string" calcext:value-type="string">
            <text:p>d:\Dropbox\2010-ICMC-MKG\soundifs\ifs-2009-03-01-a.py.wav</text:p>
          </table:table-cell>
          <table:table-cell office:value-type="date" office:date-value="2010-08-03T01:15:47" calcext:value-type="date">
            <text:p>08/03/10 01:15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2009-03-02-a.py.stereo.wav</text:p>
          </table:table-cell>
          <table:table-cell office:value-type="string" calcext:value-type="string">
            <text:p>d:\Dropbox\2010-ICMC-MKG\soundifs\ifs-2009-03-02-a.py.stereo.wav</text:p>
          </table:table-cell>
          <table:table-cell office:value-type="date" office:date-value="2010-08-03T01:15:47.999999" calcext:value-type="date">
            <text:p>08/03/10 01:15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2009-03-03-a.py.stereo.wav</text:p>
          </table:table-cell>
          <table:table-cell office:value-type="string" calcext:value-type="string">
            <text:p>d:\Dropbox\2010-ICMC-MKG\soundifs\ifs-2009-03-03-a.py.stereo.wav</text:p>
          </table:table-cell>
          <table:table-cell office:value-type="date" office:date-value="2010-08-03T01:15:49" calcext:value-type="date">
            <text:p>08/03/10 01:15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2009-03-04-a.py.stereo.wav</text:p>
          </table:table-cell>
          <table:table-cell office:value-type="string" calcext:value-type="string">
            <text:p>d:\Dropbox\2010-ICMC-MKG\soundifs\ifs-2009-03-04-a.py.stereo.wav</text:p>
          </table:table-cell>
          <table:table-cell office:value-type="date" office:date-value="2010-08-03T01:15:49.999999" calcext:value-type="date">
            <text:p>08/03/10 01:15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2009-03-04-a.py.wav</text:p>
          </table:table-cell>
          <table:table-cell office:value-type="string" calcext:value-type="string">
            <text:p>d:\Dropbox\2010-ICMC-MKG\soundifs\ifs-2009-03-04-a.py.wav</text:p>
          </table:table-cell>
          <table:table-cell office:value-type="date" office:date-value="2010-08-03T01:15:55.999999" calcext:value-type="date">
            <text:p>08/03/10 01:15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a.wav</text:p>
          </table:table-cell>
          <table:table-cell office:value-type="string" calcext:value-type="string">
            <text:p>d:\Dropbox\2010-ICMC-MKG\soundifs\ifs-a.wav</text:p>
          </table:table-cell>
          <table:table-cell office:value-type="date" office:date-value="2010-08-03T01:15:57.999999" calcext:value-type="date">
            <text:p>08/03/10 01:15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b-1.py.wav</text:p>
          </table:table-cell>
          <table:table-cell office:value-type="string" calcext:value-type="string">
            <text:p>d:\Dropbox\2010-ICMC-MKG\soundifs\ifs-b-1.py.wav</text:p>
          </table:table-cell>
          <table:table-cell office:value-type="date" office:date-value="2010-08-03T03:07:25" calcext:value-type="date">
            <text:p>08/03/10 03:07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b.py.wav</text:p>
          </table:table-cell>
          <table:table-cell office:value-type="string" calcext:value-type="string">
            <text:p>d:\Dropbox\2010-ICMC-MKG\soundifs\ifs-b.py.wav</text:p>
          </table:table-cell>
          <table:table-cell office:value-type="date" office:date-value="2010-08-03T01:15:59" calcext:value-type="date">
            <text:p>08/03/10 01:15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b.wav</text:p>
          </table:table-cell>
          <table:table-cell office:value-type="string" calcext:value-type="string">
            <text:p>d:\Dropbox\2010-ICMC-MKG\soundifs\ifs-b.wav</text:p>
          </table:table-cell>
          <table:table-cell office:value-type="date" office:date-value="2010-08-03T01:16:01" calcext:value-type="date">
            <text:p>08/03/10 01:16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c.py.wav</text:p>
          </table:table-cell>
          <table:table-cell office:value-type="string" calcext:value-type="string">
            <text:p>d:\Dropbox\2010-ICMC-MKG\soundifs\ifs-c.py.wav</text:p>
          </table:table-cell>
          <table:table-cell office:value-type="date" office:date-value="2010-08-03T01:16:02" calcext:value-type="date">
            <text:p>08/03/10 01:16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d.py.wav</text:p>
          </table:table-cell>
          <table:table-cell office:value-type="string" calcext:value-type="string">
            <text:p>d:\Dropbox\2010-ICMC-MKG\soundifs\ifs-d.py.wav</text:p>
          </table:table-cell>
          <table:table-cell office:value-type="date" office:date-value="2010-08-03T01:16:04" calcext:value-type="date">
            <text:p>08/03/10 01:16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e.py.wav</text:p>
          </table:table-cell>
          <table:table-cell office:value-type="string" calcext:value-type="string">
            <text:p>d:\Dropbox\2010-ICMC-MKG\soundifs\ifs-e.py.wav</text:p>
          </table:table-cell>
          <table:table-cell office:value-type="date" office:date-value="2010-08-03T01:16:05" calcext:value-type="date">
            <text:p>08/03/10 01:16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f.py.wav</text:p>
          </table:table-cell>
          <table:table-cell office:value-type="string" calcext:value-type="string">
            <text:p>d:\Dropbox\2010-ICMC-MKG\soundifs\ifs-f.py.wav</text:p>
          </table:table-cell>
          <table:table-cell office:value-type="date" office:date-value="2010-08-03T01:16:07" calcext:value-type="date">
            <text:p>08/03/10 01:16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h.py.wav</text:p>
          </table:table-cell>
          <table:table-cell office:value-type="string" calcext:value-type="string">
            <text:p>d:\Dropbox\2010-ICMC-MKG\soundifs\ifs-h.py.wav</text:p>
          </table:table-cell>
          <table:table-cell office:value-type="date" office:date-value="2010-08-03T01:16:08" calcext:value-type="date">
            <text:p>08/03/10 01:16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i.py.wav</text:p>
          </table:table-cell>
          <table:table-cell office:value-type="string" calcext:value-type="string">
            <text:p>d:\Dropbox\2010-ICMC-MKG\soundifs\ifs-i.py.wav</text:p>
          </table:table-cell>
          <table:table-cell office:value-type="date" office:date-value="2010-08-03T01:16:09" calcext:value-type="date">
            <text:p>08/03/10 01:16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j-L.py.wav</text:p>
          </table:table-cell>
          <table:table-cell office:value-type="string" calcext:value-type="string">
            <text:p>d:\Dropbox\2010-ICMC-MKG\soundifs\ifs-j-L.py.wav</text:p>
          </table:table-cell>
          <table:table-cell office:value-type="date" office:date-value="2010-08-03T01:16:15" calcext:value-type="date">
            <text:p>08/03/10 01:16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j.py.stereo.wav</text:p>
          </table:table-cell>
          <table:table-cell office:value-type="string" calcext:value-type="string">
            <text:p>d:\Dropbox\2010-ICMC-MKG\soundifs\ifs-j.py.stereo.wav</text:p>
          </table:table-cell>
          <table:table-cell office:value-type="date" office:date-value="2010-08-03T01:16:11" calcext:value-type="date">
            <text:p>08/03/10 01:16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j.py.wav</text:p>
          </table:table-cell>
          <table:table-cell office:value-type="string" calcext:value-type="string">
            <text:p>d:\Dropbox\2010-ICMC-MKG\soundifs\ifs-j.py.wav</text:p>
          </table:table-cell>
          <table:table-cell office:value-type="date" office:date-value="2010-08-03T01:16:13" calcext:value-type="date">
            <text:p>08/03/10 01:16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k.py.wav</text:p>
          </table:table-cell>
          <table:table-cell office:value-type="string" calcext:value-type="string">
            <text:p>d:\Dropbox\2010-ICMC-MKG\soundifs\ifs-k.py.wav</text:p>
          </table:table-cell>
          <table:table-cell office:value-type="date" office:date-value="2010-08-03T01:16:17" calcext:value-type="date">
            <text:p>08/03/10 01:16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l.py.wav</text:p>
          </table:table-cell>
          <table:table-cell office:value-type="string" calcext:value-type="string">
            <text:p>d:\Dropbox\2010-ICMC-MKG\soundifs\ifs-l.py.wav</text:p>
          </table:table-cell>
          <table:table-cell office:value-type="date" office:date-value="2010-08-03T01:16:18" calcext:value-type="date">
            <text:p>08/03/10 01:16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m.py.wav</text:p>
          </table:table-cell>
          <table:table-cell office:value-type="string" calcext:value-type="string">
            <text:p>d:\Dropbox\2010-ICMC-MKG\soundifs\ifs-m.py.wav</text:p>
          </table:table-cell>
          <table:table-cell office:value-type="date" office:date-value="2010-08-03T01:16:20" calcext:value-type="date">
            <text:p>08/03/10 01:16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n.py.wav</text:p>
          </table:table-cell>
          <table:table-cell office:value-type="string" calcext:value-type="string">
            <text:p>d:\Dropbox\2010-ICMC-MKG\soundifs\ifs-n.py.wav</text:p>
          </table:table-cell>
          <table:table-cell office:value-type="date" office:date-value="2010-08-03T01:16:22" calcext:value-type="date">
            <text:p>08/03/10 01:16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.wav</text:p>
          </table:table-cell>
          <table:table-cell office:value-type="string" calcext:value-type="string">
            <text:p>d:\Dropbox\2010-ICMC-MKG\soundifs\ifs.wav</text:p>
          </table:table-cell>
          <table:table-cell office:value-type="date" office:date-value="2010-08-03T01:15:20" calcext:value-type="date">
            <text:p>08/03/10 01:15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mparting_harmonies_test.wav</text:p>
          </table:table-cell>
          <table:table-cell office:value-type="string" calcext:value-type="string">
            <text:p>d:\Dropbox\imparting_harmonies\imparting_harmonies_test.wav</text:p>
          </table:table-cell>
          <table:table-cell office:value-type="date" office:date-value="2016-10-07T00:53:36.000001" calcext:value-type="date">
            <text:p>10/07/16 12:53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jak_stretch_v2.wav</text:p>
          </table:table-cell>
          <table:table-cell office:value-type="string" calcext:value-type="string">
            <text:p>d:\Dropbox\jak_stretch\jak_stretch_v2.wav</text:p>
          </table:table-cell>
          <table:table-cell office:value-type="date" office:date-value="2016-07-11T19:34:14" calcext:value-type="date">
            <text:p>07/11/16 07:34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jak_stretch_v3.wav</text:p>
          </table:table-cell>
          <table:table-cell office:value-type="string" calcext:value-type="string">
            <text:p>d:\Dropbox\jak_stretch\jak_stretch_v3.wav</text:p>
          </table:table-cell>
          <table:table-cell office:value-type="date" office:date-value="2016-07-11T19:36:03" calcext:value-type="date">
            <text:p>07/11/16 07:36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jak_stretch_v4.wav</text:p>
          </table:table-cell>
          <table:table-cell office:value-type="string" calcext:value-type="string">
            <text:p>d:\Dropbox\jak_stretch\jak_stretch_v4.wav</text:p>
          </table:table-cell>
          <table:table-cell office:value-type="date" office:date-value="2016-08-03T17:08:07" calcext:value-type="date">
            <text:p>08/03/16 05:08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jak_stretch.wav</text:p>
          </table:table-cell>
          <table:table-cell office:value-type="string" calcext:value-type="string">
            <text:p>d:\Dropbox\jak_stretch\jak_stretch.wav</text:p>
          </table:table-cell>
          <table:table-cell office:value-type="date" office:date-value="2016-07-11T19:41:21" calcext:value-type="date">
            <text:p>07/11/16 07:41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klez02pv_blackman.aiff</text:p>
          </table:table-cell>
          <table:table-cell office:value-type="string" calcext:value-type="string">
            <text:p>d:\Dropbox\jak_stretch\klez02pv_blackman.aiff</text:p>
          </table:table-cell>
          <table:table-cell office:value-type="date" office:date-value="2016-07-11T19:30:30" calcext:value-type="date">
            <text:p>07/11/16 07:30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koch.wav</text:p>
          </table:table-cell>
          <table:table-cell office:value-type="string" calcext:value-type="string">
            <text:p>d:\Dropbox\tutorial\code\05_Koch\koch.wav</text:p>
          </table:table-cell>
          <table:table-cell office:value-type="date" office:date-value="2013-04-28T19:56:57" calcext:value-type="date">
            <text:p>04/28/13 07:56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Ladon-1-d.wav</text:p>
          </table:table-cell>
          <table:table-cell office:value-type="string" calcext:value-type="string">
            <text:p>d:\Dropbox\2014-11-05 Spectrum NYC\Ladon-1-d.wav</text:p>
          </table:table-cell>
          <table:table-cell office:value-type="date" office:date-value="2014-12-02T00:01:39" calcext:value-type="date">
            <text:p>12/02/14 12:01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lua_score_generator.wav</text:p>
          </table:table-cell>
          <table:table-cell office:value-type="string" calcext:value-type="string">
            <text:p>d:\Dropbox\2011-CSound-MKG\LuaCsound\lua_score_generator.wav</text:p>
          </table:table-cell>
          <table:table-cell office:value-type="date" office:date-value="2013-03-09T12:13:26" calcext:value-type="date">
            <text:p>03/09/13 12:13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lua_scoregen_silencio.wav</text:p>
          </table:table-cell>
          <table:table-cell office:value-type="string" calcext:value-type="string">
            <text:p>c:\Users\mike\Documents\silencio\lua_scoregen_silencio.wav</text:p>
          </table:table-cell>
          <table:table-cell office:value-type="date" office:date-value="2011-11-10T01:13:39" calcext:value-type="date">
            <text:p>11/10/11 01:13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7-01-20-b.py.wav</text:p>
          </table:table-cell>
          <table:table-cell office:value-type="string" calcext:value-type="string">
            <text:p>d:\Dropbox\2014-CircuitBridges-MKG\mkg-2007-01-20-b.py.wav</text:p>
          </table:table-cell>
          <table:table-cell office:value-type="date" office:date-value="2010-08-03T01:18:41" calcext:value-type="date">
            <text:p>08/03/10 01:18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7-01-27-a-6.wav</text:p>
          </table:table-cell>
          <table:table-cell office:value-type="string" calcext:value-type="string">
            <text:p>d:\Dropbox\studio\01_workshop\mkg-2007-01-27-a-6.wav</text:p>
          </table:table-cell>
          <table:table-cell office:value-type="date" office:date-value="2010-08-03T01:12:56" calcext:value-type="date">
            <text:p>08/03/10 01:12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7-01-27-a.py.csd.wav</text:p>
          </table:table-cell>
          <table:table-cell office:value-type="string" calcext:value-type="string">
            <text:p>d:\Dropbox\studio\01_workshop\mkg-2007-01-27-a.py.csd.wav</text:p>
          </table:table-cell>
          <table:table-cell office:value-type="date" office:date-value="2010-08-03T01:12:54" calcext:value-type="date">
            <text:p>08/03/10 01:12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01-27-a.wav</text:p>
          </table:table-cell>
          <table:table-cell office:value-type="string" calcext:value-type="string">
            <text:p>d:\Dropbox\studio\01_workshop\mkg-2008-01-27-a.wav</text:p>
          </table:table-cell>
          <table:table-cell office:value-type="date" office:date-value="2010-08-03T01:13:05" calcext:value-type="date">
            <text:p>08/03/10 01:13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03-31-a.wav</text:p>
          </table:table-cell>
          <table:table-cell office:value-type="string" calcext:value-type="string">
            <text:p>d:\Dropbox\studio\01_workshop\mkg-2008-03-31-a.wav</text:p>
          </table:table-cell>
          <table:table-cell office:value-type="date" office:date-value="2010-08-03T01:13:12" calcext:value-type="date">
            <text:p>08/03/10 01:13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06-15-d-3.cd.wav</text:p>
          </table:table-cell>
          <table:table-cell office:value-type="string" calcext:value-type="string">
            <text:p>d:\Dropbox\music\mkg-2008-06-15-d\mkg-2008-06-15-d-3.cd.wav</text:p>
          </table:table-cell>
          <table:table-cell office:value-type="date" office:date-value="2013-03-09T12:05:04" calcext:value-type="date">
            <text:p>03/09/13 12:05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06-15-d-3.wav</text:p>
          </table:table-cell>
          <table:table-cell office:value-type="string" calcext:value-type="string">
            <text:p>d:\Dropbox\music\mkg-2008-06-15-d\mkg-2008-06-15-d-3.wav</text:p>
          </table:table-cell>
          <table:table-cell office:value-type="date" office:date-value="2013-03-09T12:05:06.999999" calcext:value-type="date">
            <text:p>03/09/13 12:05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06-15-d.wav</text:p>
          </table:table-cell>
          <table:table-cell office:value-type="string" calcext:value-type="string">
            <text:p>d:\Dropbox\music\mkg-2008-06-15-d\mkg-2008-06-15-d.wav</text:p>
          </table:table-cell>
          <table:table-cell office:value-type="date" office:date-value="2010-08-03T01:13:14" calcext:value-type="date">
            <text:p>08/03/10 01:13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06-20-a-1.wav</text:p>
          </table:table-cell>
          <table:table-cell office:value-type="string" calcext:value-type="string">
            <text:p>d:\Dropbox\studio\01_workshop\mkg-2008-06-20-a-1.wav</text:p>
          </table:table-cell>
          <table:table-cell office:value-type="date" office:date-value="2010-08-03T01:13:19" calcext:value-type="date">
            <text:p>08/03/10 01:13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07-28-a-3.cd.wav</text:p>
          </table:table-cell>
          <table:table-cell office:value-type="string" calcext:value-type="string">
            <text:p>d:\Dropbox\music\mkg-2008-07-28\mkg-2008-07-28-a-3.cd.wav</text:p>
          </table:table-cell>
          <table:table-cell office:value-type="date" office:date-value="2013-03-09T12:04:54" calcext:value-type="date">
            <text:p>03/09/13 12:04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07-28-a-3.output.wav</text:p>
          </table:table-cell>
          <table:table-cell office:value-type="string" calcext:value-type="string">
            <text:p>d:\Dropbox\music\mkg-2008-07-28\mkg-2008-07-28-a-3.output.wav</text:p>
          </table:table-cell>
          <table:table-cell office:value-type="date" office:date-value="2013-03-09T12:04:56" calcext:value-type="date">
            <text:p>03/09/13 12:04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07-28-a-3.wav</text:p>
          </table:table-cell>
          <table:table-cell office:value-type="string" calcext:value-type="string">
            <text:p>d:\Dropbox\music\mkg-2008-07-28\mkg-2008-07-28-a-3.wav</text:p>
          </table:table-cell>
          <table:table-cell office:value-type="date" office:date-value="2013-03-09T12:05:01" calcext:value-type="date">
            <text:p>03/09/13 12:05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07-28-a.wav</text:p>
          </table:table-cell>
          <table:table-cell office:value-type="string" calcext:value-type="string">
            <text:p>d:\Dropbox\studio\01_workshop\mkg-2008-07-28-a.wav</text:p>
          </table:table-cell>
          <table:table-cell office:value-type="date" office:date-value="2010-08-03T01:13:21" calcext:value-type="date">
            <text:p>08/03/10 01:13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07-31-a.wav</text:p>
          </table:table-cell>
          <table:table-cell office:value-type="string" calcext:value-type="string">
            <text:p>d:\Dropbox\music\mkg-2008-07-31\mkg-2008-07-31-a.wav</text:p>
          </table:table-cell>
          <table:table-cell office:value-type="date" office:date-value="2010-08-03T01:13:28" calcext:value-type="date">
            <text:p>08/03/10 01:13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07-31-e.wav</text:p>
          </table:table-cell>
          <table:table-cell office:value-type="string" calcext:value-type="string">
            <text:p>d:\Dropbox\studio\01_workshop\mkg-2008-07-31-e.wav</text:p>
          </table:table-cell>
          <table:table-cell office:value-type="date" office:date-value="2010-08-03T01:13:33" calcext:value-type="date">
            <text:p>08/03/10 01:13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07-31-f.wav</text:p>
          </table:table-cell>
          <table:table-cell office:value-type="string" calcext:value-type="string">
            <text:p>d:\Dropbox\studio\01_workshop\mkg-2008-07-31-f.wav</text:p>
          </table:table-cell>
          <table:table-cell office:value-type="date" office:date-value="2010-08-03T01:13:36" calcext:value-type="date">
            <text:p>08/03/10 01:13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09-16-c.wav</text:p>
          </table:table-cell>
          <table:table-cell office:value-type="string" calcext:value-type="string">
            <text:p>d:\Dropbox\studio\01_workshop\mkg-2008-09-16-c.wav</text:p>
          </table:table-cell>
          <table:table-cell office:value-type="date" office:date-value="2010-08-03T01:13:39" calcext:value-type="date">
            <text:p>08/03/10 01:13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09-21-a.wav</text:p>
          </table:table-cell>
          <table:table-cell office:value-type="string" calcext:value-type="string">
            <text:p>d:\Dropbox\studio\01_workshop\mkg-2008-09-21-a.wav</text:p>
          </table:table-cell>
          <table:table-cell office:value-type="date" office:date-value="2010-08-03T01:13:44" calcext:value-type="date">
            <text:p>08/03/10 01:13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09-22-a.wav</text:p>
          </table:table-cell>
          <table:table-cell office:value-type="string" calcext:value-type="string">
            <text:p>d:\Dropbox\studio\01_workshop\mkg-2008-09-22-a.wav</text:p>
          </table:table-cell>
          <table:table-cell office:value-type="date" office:date-value="2010-08-03T01:13:45" calcext:value-type="date">
            <text:p>08/03/10 01:13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10-19-a-1.wav</text:p>
          </table:table-cell>
          <table:table-cell office:value-type="string" calcext:value-type="string">
            <text:p>d:\Dropbox\studio\01_workshop\mkg-2008-10-19-a-1.wav</text:p>
          </table:table-cell>
          <table:table-cell office:value-type="date" office:date-value="2010-08-03T01:13:54" calcext:value-type="date">
            <text:p>08/03/10 01:13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10-19-a.wav</text:p>
          </table:table-cell>
          <table:table-cell office:value-type="string" calcext:value-type="string">
            <text:p>d:\Dropbox\studio\01_workshop\mkg-2008-10-19-a.wav</text:p>
          </table:table-cell>
          <table:table-cell office:value-type="date" office:date-value="2010-08-03T01:13:48" calcext:value-type="date">
            <text:p>08/03/10 01:13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12-01-a.wav</text:p>
          </table:table-cell>
          <table:table-cell office:value-type="string" calcext:value-type="string">
            <text:p>d:\Dropbox\studio\01_workshop\mkg-2008-12-01-a.wav</text:p>
          </table:table-cell>
          <table:table-cell office:value-type="date" office:date-value="2010-08-03T01:14:01" calcext:value-type="date">
            <text:p>08/03/10 01:14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12-14-a.wav</text:p>
          </table:table-cell>
          <table:table-cell office:value-type="string" calcext:value-type="string">
            <text:p>d:\Dropbox\studio\01_workshop\mkg-2008-12-14-a.wav</text:p>
          </table:table-cell>
          <table:table-cell office:value-type="date" office:date-value="2010-08-03T01:14:04" calcext:value-type="date">
            <text:p>08/03/10 01:14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12-14-b.wav</text:p>
          </table:table-cell>
          <table:table-cell office:value-type="string" calcext:value-type="string">
            <text:p>d:\Dropbox\studio\01_workshop\mkg-2008-12-14-b.wav</text:p>
          </table:table-cell>
          <table:table-cell office:value-type="date" office:date-value="2010-08-03T01:14:05" calcext:value-type="date">
            <text:p>08/03/10 01:14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12-17-a.wav</text:p>
          </table:table-cell>
          <table:table-cell office:value-type="string" calcext:value-type="string">
            <text:p>d:\Dropbox\studio\01_workshop\mkg-2008-12-17-a.wav</text:p>
          </table:table-cell>
          <table:table-cell office:value-type="date" office:date-value="2010-08-03T01:14:08" calcext:value-type="date">
            <text:p>08/03/10 01:14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12-24-a.wav</text:p>
          </table:table-cell>
          <table:table-cell office:value-type="string" calcext:value-type="string">
            <text:p>d:\Dropbox\studio\01_workshop\mkg-2008-12-24-a.wav</text:p>
          </table:table-cell>
          <table:table-cell office:value-type="date" office:date-value="2010-08-03T01:14:11" calcext:value-type="date">
            <text:p>08/03/10 01:14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12-25-b.wav</text:p>
          </table:table-cell>
          <table:table-cell office:value-type="string" calcext:value-type="string">
            <text:p>d:\Dropbox\studio\01_workshop\mkg-2008-12-25-b.wav</text:p>
          </table:table-cell>
          <table:table-cell office:value-type="date" office:date-value="2010-08-03T01:14:15" calcext:value-type="date">
            <text:p>08/03/10 01:14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01-01-a.wav</text:p>
          </table:table-cell>
          <table:table-cell office:value-type="string" calcext:value-type="string">
            <text:p>d:\Dropbox\studio\01_workshop\mkg-2009-01-01-a.wav</text:p>
          </table:table-cell>
          <table:table-cell office:value-type="date" office:date-value="2010-08-03T01:14:15" calcext:value-type="date">
            <text:p>08/03/10 01:14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01-10-a.wav</text:p>
          </table:table-cell>
          <table:table-cell office:value-type="string" calcext:value-type="string">
            <text:p>d:\Dropbox\studio\01_workshop\mkg-2009-01-10-a.wav</text:p>
          </table:table-cell>
          <table:table-cell office:value-type="date" office:date-value="2010-08-03T01:14:18" calcext:value-type="date">
            <text:p>08/03/10 01:14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01-10-b.wav</text:p>
          </table:table-cell>
          <table:table-cell office:value-type="string" calcext:value-type="string">
            <text:p>d:\Dropbox\studio\01_workshop\mkg-2009-01-10-b.wav</text:p>
          </table:table-cell>
          <table:table-cell office:value-type="date" office:date-value="2010-08-03T01:14:23" calcext:value-type="date">
            <text:p>08/03/10 01:14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01-10-c.wav</text:p>
          </table:table-cell>
          <table:table-cell office:value-type="string" calcext:value-type="string">
            <text:p>d:\Dropbox\Talks\Brad's class\My Way\mkg-2009-01-10-c.wav</text:p>
          </table:table-cell>
          <table:table-cell office:value-type="date" office:date-value="2010-08-03T01:14:27" calcext:value-type="date">
            <text:p>08/03/10 01:14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02-03-b.wav</text:p>
          </table:table-cell>
          <table:table-cell office:value-type="string" calcext:value-type="string">
            <text:p>d:\Dropbox\2009-ICMC-MKG\mkg-2009-02-03-b.wav</text:p>
          </table:table-cell>
          <table:table-cell office:value-type="date" office:date-value="2010-08-03T03:05:44" calcext:value-type="date">
            <text:p>08/03/10 03:05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02-03-c.wav</text:p>
          </table:table-cell>
          <table:table-cell office:value-type="string" calcext:value-type="string">
            <text:p>d:\Dropbox\2009-ICMC-MKG\mkg-2009-02-03-c.wav</text:p>
          </table:table-cell>
          <table:table-cell office:value-type="date" office:date-value="2010-08-03T03:05:44" calcext:value-type="date">
            <text:p>08/03/10 03:05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02-03-d.wav</text:p>
          </table:table-cell>
          <table:table-cell office:value-type="string" calcext:value-type="string">
            <text:p>d:\Dropbox\2009-ICMC-MKG\mkg-2009-02-03-d.wav</text:p>
          </table:table-cell>
          <table:table-cell office:value-type="date" office:date-value="2010-08-03T03:05:44" calcext:value-type="date">
            <text:p>08/03/10 03:05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02-19-a.wav</text:p>
          </table:table-cell>
          <table:table-cell office:value-type="string" calcext:value-type="string">
            <text:p>d:\Dropbox\studio\01_workshop\Nancarrow_Renderings\mkg-2009-02-19-a.wav</text:p>
          </table:table-cell>
          <table:table-cell office:value-type="date" office:date-value="2010-08-03T01:14:32" calcext:value-type="date">
            <text:p>08/03/10 01:14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09-14-o-1.py.cd.wav</text:p>
          </table:table-cell>
          <table:table-cell office:value-type="string" calcext:value-type="string">
            <text:p>d:\Dropbox\2010-ICMC-MKG\mkg-2009-09-14-o\mkg-2009-09-14-o-1.py.cd.wav</text:p>
          </table:table-cell>
          <table:table-cell office:value-type="date" office:date-value="2010-08-03T03:06:28" calcext:value-type="date">
            <text:p>08/03/10 03:06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09-14-o-1.py.wav</text:p>
          </table:table-cell>
          <table:table-cell office:value-type="string" calcext:value-type="string">
            <text:p>d:\Dropbox\2014-Vanderbilt_Planetarium-MKG\mkg-2009-09-14-o-1.py.wav</text:p>
          </table:table-cell>
          <table:table-cell office:value-type="date" office:date-value="2010-08-03T03:06:28" calcext:value-type="date">
            <text:p>08/03/10 03:06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09-14-o.py.cd.wav</text:p>
          </table:table-cell>
          <table:table-cell office:value-type="string" calcext:value-type="string">
            <text:p>d:\Dropbox\2010-ICMC-MKG\mkg-2009-09-14-o\mkg-2009-09-14-o.py.cd.wav</text:p>
          </table:table-cell>
          <table:table-cell office:value-type="date" office:date-value="2010-08-03T03:06:28" calcext:value-type="date">
            <text:p>08/03/10 03:06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09-14-o.py.wav</text:p>
          </table:table-cell>
          <table:table-cell office:value-type="string" calcext:value-type="string">
            <text:p>d:\Dropbox\2010-ICMC-MKG\mkg-2009-09-14-o\mkg-2009-09-14-o.py.wav</text:p>
          </table:table-cell>
          <table:table-cell office:value-type="date" office:date-value="2010-08-03T03:06:28" calcext:value-type="date">
            <text:p>08/03/10 03:06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09-14-r.py.cd.wav</text:p>
          </table:table-cell>
          <table:table-cell office:value-type="string" calcext:value-type="string">
            <text:p>d:\Dropbox\studio\mkg-2009-09-14-r.py.cd.wav</text:p>
          </table:table-cell>
          <table:table-cell office:value-type="date" office:date-value="2010-08-03T03:11:22" calcext:value-type="date">
            <text:p>08/03/10 03:11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09-14-r.py.wav</text:p>
          </table:table-cell>
          <table:table-cell office:value-type="string" calcext:value-type="string">
            <text:p>d:\Dropbox\studio\mkg-2009-09-14-r.py.wav</text:p>
          </table:table-cell>
          <table:table-cell office:value-type="date" office:date-value="2010-08-03T03:11:22" calcext:value-type="date">
            <text:p>08/03/10 03:11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09-14-s.py.cd.wav</text:p>
          </table:table-cell>
          <table:table-cell office:value-type="string" calcext:value-type="string">
            <text:p>d:\Dropbox\studio\mkg-2009-09-14-s.py.cd.wav</text:p>
          </table:table-cell>
          <table:table-cell office:value-type="date" office:date-value="2010-08-03T03:11:22" calcext:value-type="date">
            <text:p>08/03/10 03:11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09-14-s.py.output.wav</text:p>
          </table:table-cell>
          <table:table-cell office:value-type="string" calcext:value-type="string">
            <text:p>d:\Dropbox\studio\mkg-2009-09-14-s.py.output.wav</text:p>
          </table:table-cell>
          <table:table-cell office:value-type="date" office:date-value="2010-08-03T03:11:22" calcext:value-type="date">
            <text:p>08/03/10 03:11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09-14-s.py.wav</text:p>
          </table:table-cell>
          <table:table-cell office:value-type="string" calcext:value-type="string">
            <text:p>d:\Dropbox\studio\mkg-2009-09-14-s.py.wav</text:p>
          </table:table-cell>
          <table:table-cell office:value-type="date" office:date-value="2010-08-03T03:11:22" calcext:value-type="date">
            <text:p>08/03/10 03:11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09-14-t.py.cd.wav</text:p>
          </table:table-cell>
          <table:table-cell office:value-type="string" calcext:value-type="string">
            <text:p>d:\Dropbox\studio\mkg-2009-09-14-t.py.cd.wav</text:p>
          </table:table-cell>
          <table:table-cell office:value-type="date" office:date-value="2010-08-03T03:11:22" calcext:value-type="date">
            <text:p>08/03/10 03:11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09-14-t.py.wav</text:p>
          </table:table-cell>
          <table:table-cell office:value-type="string" calcext:value-type="string">
            <text:p>d:\Dropbox\studio\mkg-2009-09-14-t.py.wav</text:p>
          </table:table-cell>
          <table:table-cell office:value-type="date" office:date-value="2010-08-03T03:11:22" calcext:value-type="date">
            <text:p>08/03/10 03:11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12-30-11.py.output.wav</text:p>
          </table:table-cell>
          <table:table-cell office:value-type="string" calcext:value-type="string">
            <text:p>d:\Dropbox\2010-ICMC-MKG\60x60\mkg-2009-12-30-11.py.output.wav</text:p>
          </table:table-cell>
          <table:table-cell office:value-type="date" office:date-value="2010-08-03T03:06:15" calcext:value-type="date">
            <text:p>08/03/10 03:06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12-30-12.py.output.wav</text:p>
          </table:table-cell>
          <table:table-cell office:value-type="string" calcext:value-type="string">
            <text:p>d:\Dropbox\2010-ICMC-MKG\60x60\mkg-2009-12-30-12.py.output.wav</text:p>
          </table:table-cell>
          <table:table-cell office:value-type="date" office:date-value="2010-08-03T03:06:15" calcext:value-type="date">
            <text:p>08/03/10 03:06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12-30-12.py.wav</text:p>
          </table:table-cell>
          <table:table-cell office:value-type="string" calcext:value-type="string">
            <text:p>d:\Dropbox\2010-ICMC-MKG\60x60\mkg-2009-12-30-12.py.wav</text:p>
          </table:table-cell>
          <table:table-cell office:value-type="date" office:date-value="2010-08-03T03:06:15" calcext:value-type="date">
            <text:p>08/03/10 03:06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12-30-4.py.cd.wav</text:p>
          </table:table-cell>
          <table:table-cell office:value-type="string" calcext:value-type="string">
            <text:p>d:\Dropbox\2010-ICMC-MKG\60x60\mkg-2009-12-30-4.py.cd.wav</text:p>
          </table:table-cell>
          <table:table-cell office:value-type="date" office:date-value="2010-08-03T03:06:15" calcext:value-type="date">
            <text:p>08/03/10 03:06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12-30-4.py.output.wav</text:p>
          </table:table-cell>
          <table:table-cell office:value-type="string" calcext:value-type="string">
            <text:p>d:\Dropbox\2010-ICMC-MKG\60x60\mkg-2009-12-30-4.py.output.wav</text:p>
          </table:table-cell>
          <table:table-cell office:value-type="date" office:date-value="2010-08-03T03:06:15" calcext:value-type="date">
            <text:p>08/03/10 03:06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12-30-4.py.wav</text:p>
          </table:table-cell>
          <table:table-cell office:value-type="string" calcext:value-type="string">
            <text:p>d:\Dropbox\2010-ICMC-MKG\60x60\mkg-2009-12-30-4.py.wav</text:p>
          </table:table-cell>
          <table:table-cell office:value-type="date" office:date-value="2010-08-03T03:06:15" calcext:value-type="date">
            <text:p>08/03/10 03:06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12-30-6.py.cd.wav</text:p>
          </table:table-cell>
          <table:table-cell office:value-type="string" calcext:value-type="string">
            <text:p>d:\Dropbox\2010-ICMC-MKG\60x60\mkg-2009-12-30-6.py.cd.wav</text:p>
          </table:table-cell>
          <table:table-cell office:value-type="date" office:date-value="2010-08-03T03:06:15" calcext:value-type="date">
            <text:p>08/03/10 03:06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12-30-6.py.output.wav</text:p>
          </table:table-cell>
          <table:table-cell office:value-type="string" calcext:value-type="string">
            <text:p>d:\Dropbox\2010-ICMC-MKG\60x60\mkg-2009-12-30-6.py.output.wav</text:p>
          </table:table-cell>
          <table:table-cell office:value-type="date" office:date-value="2010-08-03T03:06:15" calcext:value-type="date">
            <text:p>08/03/10 03:06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12-30-6.py.wav</text:p>
          </table:table-cell>
          <table:table-cell office:value-type="string" calcext:value-type="string">
            <text:p>d:\Dropbox\2010-ICMC-MKG\60x60\mkg-2009-12-30-6.py.wav</text:p>
          </table:table-cell>
          <table:table-cell office:value-type="date" office:date-value="2010-08-03T03:06:15" calcext:value-type="date">
            <text:p>08/03/10 03:06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12-30-7.py.output.wav</text:p>
          </table:table-cell>
          <table:table-cell office:value-type="string" calcext:value-type="string">
            <text:p>d:\Dropbox\2010-ICMC-MKG\60x60\mkg-2009-12-30-7.py.output.wav</text:p>
          </table:table-cell>
          <table:table-cell office:value-type="date" office:date-value="2010-08-03T03:06:15" calcext:value-type="date">
            <text:p>08/03/10 03:06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12-30-8.py.cd.wav</text:p>
          </table:table-cell>
          <table:table-cell office:value-type="string" calcext:value-type="string">
            <text:p>d:\Dropbox\2010-ICMC-MKG\60x60\mkg-2009-12-30-8.py.cd.wav</text:p>
          </table:table-cell>
          <table:table-cell office:value-type="date" office:date-value="2010-08-03T03:06:15" calcext:value-type="date">
            <text:p>08/03/10 03:06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12-30-8.py.output.wav</text:p>
          </table:table-cell>
          <table:table-cell office:value-type="string" calcext:value-type="string">
            <text:p>d:\Dropbox\2010-ICMC-MKG\60x60\mkg-2009-12-30-8.py.output.wav</text:p>
          </table:table-cell>
          <table:table-cell office:value-type="date" office:date-value="2010-08-03T03:06:15" calcext:value-type="date">
            <text:p>08/03/10 03:06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12-30-8.py.wav</text:p>
          </table:table-cell>
          <table:table-cell office:value-type="string" calcext:value-type="string">
            <text:p>d:\Dropbox\2010-ICMC-MKG\60x60\mkg-2009-12-30-8.py.wav</text:p>
          </table:table-cell>
          <table:table-cell office:value-type="date" office:date-value="2010-08-03T03:06:15" calcext:value-type="date">
            <text:p>08/03/10 03:06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12-30-9.py.output.wav</text:p>
          </table:table-cell>
          <table:table-cell office:value-type="string" calcext:value-type="string">
            <text:p>d:\Dropbox\2010-ICMC-MKG\60x60\mkg-2009-12-30-9.py.output.wav</text:p>
          </table:table-cell>
          <table:table-cell office:value-type="date" office:date-value="2010-08-03T03:06:15" calcext:value-type="date">
            <text:p>08/03/10 03:06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10-03-16-e-1.py.cd.wav</text:p>
          </table:table-cell>
          <table:table-cell office:value-type="string" calcext:value-type="string">
            <text:p>d:\Dropbox\music\mkg-2010-03-16-e\mkg-2010-03-16-e-1.py.cd.wav</text:p>
          </table:table-cell>
          <table:table-cell office:value-type="date" office:date-value="2013-03-09T12:04:17" calcext:value-type="date">
            <text:p>03/09/13 12:04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10-03-16-e-1.py.wav</text:p>
          </table:table-cell>
          <table:table-cell office:value-type="string" calcext:value-type="string">
            <text:p>d:\Dropbox\music\mkg-2010-03-16-e\mkg-2010-03-16-e-1.py.wav</text:p>
          </table:table-cell>
          <table:table-cell office:value-type="date" office:date-value="2013-03-09T12:04:18" calcext:value-type="date">
            <text:p>03/09/13 12:04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ountain_Drone.cd.wav</text:p>
          </table:table-cell>
          <table:table-cell office:value-type="string" calcext:value-type="string">
            <text:p>d:\Dropbox\music\qt_drone\Mountain_Drone.cd.wav</text:p>
          </table:table-cell>
          <table:table-cell office:value-type="date" office:date-value="2013-03-09T12:03:32" calcext:value-type="date">
            <text:p>03/09/13 12:03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ountain_Drone.norm.wav</text:p>
          </table:table-cell>
          <table:table-cell office:value-type="string" calcext:value-type="string">
            <text:p>d:\Dropbox\music\qt_drone\Mountain_Drone.norm.wav</text:p>
          </table:table-cell>
          <table:table-cell office:value-type="date" office:date-value="2013-03-09T12:03:36" calcext:value-type="date">
            <text:p>03/09/13 12:03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ountain_Drone.wav</text:p>
          </table:table-cell>
          <table:table-cell office:value-type="string" calcext:value-type="string">
            <text:p>d:\Dropbox\music\qt_drone\Mountain_Drone.wav</text:p>
          </table:table-cell>
          <table:table-cell office:value-type="date" office:date-value="2013-03-09T12:03:58" calcext:value-type="date">
            <text:p>03/09/13 12:03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yScore.cd.wav</text:p>
          </table:table-cell>
          <table:table-cell office:value-type="string" calcext:value-type="string">
            <text:p>c:\Users\mike\Documents\silencio\MyScore.cd.wav</text:p>
          </table:table-cell>
          <table:table-cell office:value-type="date" office:date-value="2011-11-13T02:21:23" calcext:value-type="date">
            <text:p>11/13/11 02:21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yScore.norm.wav</text:p>
          </table:table-cell>
          <table:table-cell office:value-type="string" calcext:value-type="string">
            <text:p>c:\Users\mike\Documents\silencio\MyScore.norm.wav</text:p>
          </table:table-cell>
          <table:table-cell office:value-type="date" office:date-value="2011-11-13T02:21:23" calcext:value-type="date">
            <text:p>11/13/11 02:21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yScore.wav</text:p>
          </table:table-cell>
          <table:table-cell office:value-type="string" calcext:value-type="string">
            <text:p>c:\Users\mike\Documents\silencio\MyScore.wav</text:p>
          </table:table-cell>
          <table:table-cell office:value-type="date" office:date-value="2011-11-13T02:21:05" calcext:value-type="date">
            <text:p>11/13/11 02:21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NancarrowStudy21_CP_80_original_copy_copy.wav</text:p>
          </table:table-cell>
          <table:table-cell office:value-type="string" calcext:value-type="string">
            <text:p>d:\Dropbox\studio\01_workshop\Nancarrow_Renderings\NancarrowStudy21_CP_80_original_copy_copy.wav</text:p>
          </table:table-cell>
          <table:table-cell office:value-type="date" office:date-value="2010-08-03T01:16:30" calcext:value-type="date">
            <text:p>08/03/10 01:16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NancarrowStudy21_F_E_Blanchet_copy.wav</text:p>
          </table:table-cell>
          <table:table-cell office:value-type="string" calcext:value-type="string">
            <text:p>d:\Dropbox\studio\01_workshop\Nancarrow_Renderings\NancarrowStudy21_F_E_Blanchet_copy.wav</text:p>
          </table:table-cell>
          <table:table-cell office:value-type="date" office:date-value="2010-08-03T01:16:33" calcext:value-type="date">
            <text:p>08/03/10 01:16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NancarrowStudy21-C3_Solo_Recording_Copy.wav</text:p>
          </table:table-cell>
          <table:table-cell office:value-type="string" calcext:value-type="string">
            <text:p>d:\Dropbox\studio\01_workshop\Nancarrow_Renderings\NancarrowStudy21-C3_Solo_Recording_Copy.wav</text:p>
          </table:table-cell>
          <table:table-cell office:value-type="date" office:date-value="2010-08-03T01:16:36" calcext:value-type="date">
            <text:p>08/03/10 01:16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NancarrowStudy21-Schoffstoss_pianoforte_copy.wav</text:p>
          </table:table-cell>
          <table:table-cell office:value-type="string" calcext:value-type="string">
            <text:p>d:\Dropbox\studio\01_workshop\Nancarrow_Renderings\NancarrowStudy21-Schoffstoss_pianoforte_copy.wav</text:p>
          </table:table-cell>
          <table:table-cell office:value-type="date" office:date-value="2010-08-03T01:16:38.999999" calcext:value-type="date">
            <text:p>08/03/10 01:16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night.wav</text:p>
          </table:table-cell>
          <table:table-cell office:value-type="string" calcext:value-type="string">
            <text:p>d:\Dropbox\imparting_harmonies\night.wav</text:p>
          </table:table-cell>
          <table:table-cell office:value-type="date" office:date-value="2016-09-07T22:53:25" calcext:value-type="date">
            <text:p>09/07/16 10:53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paino-mkg.wav</text:p>
          </table:table-cell>
          <table:table-cell office:value-type="string" calcext:value-type="string">
            <text:p>d:\Dropbox\imparting_harmonies\paino-mkg.wav</text:p>
          </table:table-cell>
          <table:table-cell office:value-type="date" office:date-value="2016-09-11T00:23:36" calcext:value-type="date">
            <text:p>09/11/16 12:23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Parametric Lindenmayer System Study 1-2016_Nov_14_14_51_01.wav</text:p>
          </table:table-cell>
          <table:table-cell office:value-type="string" calcext:value-type="string">
            <text:p>d:\Dropbox\imparting_harmonies\Parametric Lindenmayer System Study 1-2016_Nov_14_14_51_01.wav</text:p>
          </table:table-cell>
          <table:table-cell office:value-type="date" office:date-value="2016-11-30T23:18:41" calcext:value-type="date">
            <text:p>11/30/16 11:18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Poustinia-a.wav</text:p>
          </table:table-cell>
          <table:table-cell office:value-type="string" calcext:value-type="string">
            <text:p>d:\Dropbox\2015-09-01 ICSC\html\Poustinia-a.wav</text:p>
          </table:table-cell>
          <table:table-cell office:value-type="date" office:date-value="2015-09-16T00:27:42" calcext:value-type="date">
            <text:p>09/16/15 12:27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Poustinia-b.wav</text:p>
          </table:table-cell>
          <table:table-cell office:value-type="string" calcext:value-type="string">
            <text:p>d:\Dropbox\2015-09-01 ICSC\html\Poustinia-b.wav</text:p>
          </table:table-cell>
          <table:table-cell office:value-type="date" office:date-value="2015-09-15T12:34:49" calcext:value-type="date">
            <text:p>09/15/15 12:34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Poustinia-c.wav</text:p>
          </table:table-cell>
          <table:table-cell office:value-type="string" calcext:value-type="string">
            <text:p>d:\Dropbox\2015-09-01 ICSC\html\Poustinia-c.wav</text:p>
          </table:table-cell>
          <table:table-cell office:value-type="date" office:date-value="2015-09-16T00:39:01" calcext:value-type="date">
            <text:p>09/16/15 12:39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Poustinia-d.wav</text:p>
          </table:table-cell>
          <table:table-cell office:value-type="string" calcext:value-type="string">
            <text:p>d:\Dropbox\2015-09-01 ICSC\html\Poustinia-d.wav</text:p>
          </table:table-cell>
          <table:table-cell office:value-type="date" office:date-value="2015-09-16T01:17:22" calcext:value-type="date">
            <text:p>09/16/15 01:17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Poustinia-normalized.wav</text:p>
          </table:table-cell>
          <table:table-cell office:value-type="string" calcext:value-type="string">
            <text:p>d:\Dropbox\2015-09-01 ICSC\html\Poustinia-normalized.wav</text:p>
          </table:table-cell>
          <table:table-cell office:value-type="date" office:date-value="2015-09-15T01:57:28" calcext:value-type="date">
            <text:p>09/15/15 01:57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Poustinia.wav</text:p>
          </table:table-cell>
          <table:table-cell office:value-type="string" calcext:value-type="string">
            <text:p>d:\Dropbox\2015-09-01 ICSC\html\Poustinia.wav</text:p>
          </table:table-cell>
          <table:table-cell office:value-type="date" office:date-value="2015-09-08T11:44:03" calcext:value-type="date">
            <text:p>09/08/15 11:44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precise.wav</text:p>
          </table:table-cell>
          <table:table-cell office:value-type="string" calcext:value-type="string">
            <text:p>c:\Users\restore\AppData\Local\VirtualStore\precise.wav</text:p>
          </table:table-cell>
          <table:table-cell office:value-type="date" office:date-value="2016-03-17T15:16:35" calcext:value-type="date">
            <text:p>03/17/16 03:16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rain_gutter_with_radio.wav</text:p>
          </table:table-cell>
          <table:table-cell office:value-type="string" calcext:value-type="string">
            <text:p>d:\Dropbox\imparting_harmonies\rain_gutter_with_radio.wav</text:p>
          </table:table-cell>
          <table:table-cell office:value-type="date" office:date-value="2016-09-07T22:52:09" calcext:value-type="date">
            <text:p>09/07/16 10:52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rain.wav</text:p>
          </table:table-cell>
          <table:table-cell office:value-type="string" calcext:value-type="string">
            <text:p>d:\Dropbox\imparting_harmonies\rain.wav</text:p>
          </table:table-cell>
          <table:table-cell office:value-type="date" office:date-value="2016-09-07T22:51:30" calcext:value-type="date">
            <text:p>09/07/16 10:51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mblance 09 chaotic dynamical system.wav</text:p>
          </table:table-cell>
          <table:table-cell office:value-type="string" calcext:value-type="string">
            <text:p>d:\Dropbox\2015-02-15 Spectrum NYC\Semblance 09 chaotic dynamical system.wav</text:p>
          </table:table-cell>
          <table:table-cell office:value-type="date" office:date-value="2015-01-03T19:15:22" calcext:value-type="date">
            <text:p>01/03/15 07:15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vier-6-2016_Jun_03_16_29_35.wav</text:p>
          </table:table-cell>
          <table:table-cell office:value-type="string" calcext:value-type="string">
            <text:p>d:\Dropbox\2016-06-13 NYCEMF\Attic\Sevier-6-2016_Jun_03_16_29_35.wav</text:p>
          </table:table-cell>
          <table:table-cell office:value-type="date" office:date-value="2016-06-03T20:29:35" calcext:value-type="date">
            <text:p>06/03/16 08:29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vier-8-2016_Aug_01_21_08_23.wav</text:p>
          </table:table-cell>
          <table:table-cell office:value-type="string" calcext:value-type="string">
            <text:p>d:\Dropbox\2016-06-13 NYCEMF\Pieces\Fixed Media\Sevier-8-2016_Aug_01_21_08_23.wav</text:p>
          </table:table-cell>
          <table:table-cell office:value-type="date" office:date-value="2016-08-02T01:59:38" calcext:value-type="date">
            <text:p>08/02/16 01:59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vier-8-2016_Aug_02_10_03_38.wav</text:p>
          </table:table-cell>
          <table:table-cell office:value-type="string" calcext:value-type="string">
            <text:p>d:\Dropbox\2016-06-13 NYCEMF\Pieces\Fixed Media\Sevier-8-2016_Aug_02_10_03_38.wav</text:p>
          </table:table-cell>
          <table:table-cell office:value-type="date" office:date-value="2016-08-02T14:08:27.000001" calcext:value-type="date">
            <text:p>08/02/16 02:08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vier-8-2016_Aug_02_21_07_55.wav</text:p>
          </table:table-cell>
          <table:table-cell office:value-type="string" calcext:value-type="string">
            <text:p>d:\Dropbox\2016-06-13 NYCEMF\Pieces\Fixed Media\Sevier-8-2016_Aug_02_21_07_55.wav</text:p>
          </table:table-cell>
          <table:table-cell office:value-type="date" office:date-value="2016-08-03T01:16:44" calcext:value-type="date">
            <text:p>08/03/16 01:16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vier-8-2016_Aug_02_21_18_40.wav</text:p>
          </table:table-cell>
          <table:table-cell office:value-type="string" calcext:value-type="string">
            <text:p>d:\Dropbox\2016-06-13 NYCEMF\Pieces\Fixed Media\Sevier-8-2016_Aug_02_21_18_40.wav</text:p>
          </table:table-cell>
          <table:table-cell office:value-type="date" office:date-value="2016-08-03T01:23:16" calcext:value-type="date">
            <text:p>08/03/16 01:23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vier-8-2016_Aug_03_21_15_34.wav</text:p>
          </table:table-cell>
          <table:table-cell office:value-type="string" calcext:value-type="string">
            <text:p>d:\Dropbox\2016-06-13 NYCEMF\Pieces\Fixed Media\Sevier-8-2016_Aug_03_21_15_34.wav</text:p>
          </table:table-cell>
          <table:table-cell office:value-type="date" office:date-value="2016-08-04T01:20:59.999999" calcext:value-type="date">
            <text:p>08/04/16 01:21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vier-8-2016_Aug_03_21_16_53.wav</text:p>
          </table:table-cell>
          <table:table-cell office:value-type="string" calcext:value-type="string">
            <text:p>d:\Dropbox\2016-06-13 NYCEMF\Pieces\Fixed Media\Sevier-8-2016_Aug_03_21_16_53.wav</text:p>
          </table:table-cell>
          <table:table-cell office:value-type="date" office:date-value="2016-08-04T01:24:29" calcext:value-type="date">
            <text:p>08/04/16 01:24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vier-8-2016_Aug_03_21_18_33.wav</text:p>
          </table:table-cell>
          <table:table-cell office:value-type="string" calcext:value-type="string">
            <text:p>d:\Dropbox\2016-06-13 NYCEMF\Pieces\Fixed Media\Sevier-8-2016_Aug_03_21_18_33.wav</text:p>
          </table:table-cell>
          <table:table-cell office:value-type="date" office:date-value="2016-08-04T01:28:40" calcext:value-type="date">
            <text:p>08/04/16 01:28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vier-8-2016_Aug_03_21_20_09.wav</text:p>
          </table:table-cell>
          <table:table-cell office:value-type="string" calcext:value-type="string">
            <text:p>d:\Dropbox\2016-06-13 NYCEMF\Pieces\Fixed Media\Sevier-8-2016_Aug_03_21_20_09.wav</text:p>
          </table:table-cell>
          <table:table-cell office:value-type="date" office:date-value="2016-08-04T01:28:30" calcext:value-type="date">
            <text:p>08/04/16 01:28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vier-8-2016_Aug_03_21_37_19.wav</text:p>
          </table:table-cell>
          <table:table-cell office:value-type="string" calcext:value-type="string">
            <text:p>d:\Dropbox\2016-06-13 NYCEMF\Pieces\Fixed Media\Sevier-8-2016_Aug_03_21_37_19.wav</text:p>
          </table:table-cell>
          <table:table-cell office:value-type="date" office:date-value="2016-08-04T01:40:15" calcext:value-type="date">
            <text:p>08/04/16 01:40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vier-8-2016_Aug_03_21_38_31.wav</text:p>
          </table:table-cell>
          <table:table-cell office:value-type="string" calcext:value-type="string">
            <text:p>d:\Dropbox\2016-06-13 NYCEMF\Pieces\Fixed Media\Sevier-8-2016_Aug_03_21_38_31.wav</text:p>
          </table:table-cell>
          <table:table-cell office:value-type="date" office:date-value="2016-08-04T01:42:29" calcext:value-type="date">
            <text:p>08/04/16 01:42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vier-8-2016_Aug_03_21_45_35.wav</text:p>
          </table:table-cell>
          <table:table-cell office:value-type="string" calcext:value-type="string">
            <text:p>d:\Dropbox\2016-06-13 NYCEMF\Pieces\Fixed Media\Sevier-8-2016_Aug_03_21_45_35.wav</text:p>
          </table:table-cell>
          <table:table-cell office:value-type="date" office:date-value="2016-08-04T02:27:40" calcext:value-type="date">
            <text:p>08/04/16 02:27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vier-8-2016_Aug_03_21_52_12.wav</text:p>
          </table:table-cell>
          <table:table-cell office:value-type="string" calcext:value-type="string">
            <text:p>d:\Dropbox\2016-06-13 NYCEMF\Pieces\Fixed Media\Sevier-8-2016_Aug_03_21_52_12.wav</text:p>
          </table:table-cell>
          <table:table-cell office:value-type="date" office:date-value="2016-08-04T03:02:30.999999" calcext:value-type="date">
            <text:p>08/04/16 03:02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vier-8-2016_Aug_03_22_01_06.wav</text:p>
          </table:table-cell>
          <table:table-cell office:value-type="string" calcext:value-type="string">
            <text:p>d:\Dropbox\2016-06-13 NYCEMF\Pieces\Fixed Media\Sevier-8-2016_Aug_03_22_01_06.wav</text:p>
          </table:table-cell>
          <table:table-cell office:value-type="date" office:date-value="2016-08-04T02:10:27" calcext:value-type="date">
            <text:p>08/04/16 02:10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vier-8-2016_Jul_26_11_45_42.wav</text:p>
          </table:table-cell>
          <table:table-cell office:value-type="string" calcext:value-type="string">
            <text:p>d:\Dropbox\2016-06-13 NYCEMF\Pieces\Fixed Media\Sevier-8-2016_Jul_26_11_45_42.wav</text:p>
          </table:table-cell>
          <table:table-cell office:value-type="date" office:date-value="2016-07-31T01:12:41" calcext:value-type="date">
            <text:p>07/31/16 01:12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vier-8-2016_Jul_26_12_19_04.wav</text:p>
          </table:table-cell>
          <table:table-cell office:value-type="string" calcext:value-type="string">
            <text:p>d:\Dropbox\2016-06-13 NYCEMF\Pieces\Fixed Media\Sevier-8-2016_Jul_26_12_19_04.wav</text:p>
          </table:table-cell>
          <table:table-cell office:value-type="date" office:date-value="2016-07-31T01:14:16" calcext:value-type="date">
            <text:p>07/31/16 01:14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vier-8-2016_Jul_26_12_22_54.wav</text:p>
          </table:table-cell>
          <table:table-cell office:value-type="string" calcext:value-type="string">
            <text:p>d:\Dropbox\2016-06-13 NYCEMF\Pieces\Fixed Media\Sevier-8-2016_Jul_26_12_22_54.wav</text:p>
          </table:table-cell>
          <table:table-cell office:value-type="date" office:date-value="2016-07-31T01:13:15" calcext:value-type="date">
            <text:p>07/31/16 01:13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vier-8-2016_Jul_26_12_24_54.wav</text:p>
          </table:table-cell>
          <table:table-cell office:value-type="string" calcext:value-type="string">
            <text:p>d:\Dropbox\2016-06-13 NYCEMF\Pieces\Fixed Media\Sevier-8-2016_Jul_26_12_24_54.wav</text:p>
          </table:table-cell>
          <table:table-cell office:value-type="date" office:date-value="2016-07-31T01:15:57.999999" calcext:value-type="date">
            <text:p>07/31/16 01:15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vier-8-2016_Jul_29_22_06_17.wav</text:p>
          </table:table-cell>
          <table:table-cell office:value-type="string" calcext:value-type="string">
            <text:p>d:\Dropbox\2016-06-13 NYCEMF\Pieces\Fixed Media\Sevier-8-2016_Jul_29_22_06_17.wav</text:p>
          </table:table-cell>
          <table:table-cell office:value-type="date" office:date-value="2016-09-07T23:02:03" calcext:value-type="date">
            <text:p>09/07/16 11:02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vier-8-2016_Jul_29_22_10_44.wav</text:p>
          </table:table-cell>
          <table:table-cell office:value-type="string" calcext:value-type="string">
            <text:p>d:\Dropbox\2016-06-13 NYCEMF\Pieces\Fixed Media\Sevier-8-2016_Jul_29_22_10_44.wav</text:p>
          </table:table-cell>
          <table:table-cell office:value-type="date" office:date-value="2016-09-07T23:13:53" calcext:value-type="date">
            <text:p>09/07/16 11:13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vier-8-2016_Jul_29_22_28_07.wav</text:p>
          </table:table-cell>
          <table:table-cell office:value-type="string" calcext:value-type="string">
            <text:p>d:\Dropbox\2016-06-13 NYCEMF\Pieces\Fixed Media\Sevier-8-2016_Jul_29_22_28_07.wav</text:p>
          </table:table-cell>
          <table:table-cell office:value-type="date" office:date-value="2016-09-07T23:05:58" calcext:value-type="date">
            <text:p>09/07/16 11:05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vier-8-2016_Jun_16_16_19_31.wav</text:p>
          </table:table-cell>
          <table:table-cell office:value-type="string" calcext:value-type="string">
            <text:p>d:\Dropbox\2016-06-13 NYCEMF\Pieces\Fixed Media\Sevier-8-2016_Jun_16_16_19_31.wav</text:p>
          </table:table-cell>
          <table:table-cell office:value-type="date" office:date-value="2016-06-16T20:19:31" calcext:value-type="date">
            <text:p>06/16/16 08:19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vier-8-2016_Jun_16_16_56_59.wav</text:p>
          </table:table-cell>
          <table:table-cell office:value-type="string" calcext:value-type="string">
            <text:p>d:\Dropbox\2016-06-13 NYCEMF\Pieces\Fixed Media\Sevier-8-2016_Jun_16_16_56_59.wav</text:p>
          </table:table-cell>
          <table:table-cell office:value-type="date" office:date-value="2016-06-16T20:56:59" calcext:value-type="date">
            <text:p>06/16/16 08:56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vier-8-2016_Jun_16_16_58_07-old1.wav</text:p>
          </table:table-cell>
          <table:table-cell office:value-type="string" calcext:value-type="string">
            <text:p>d:\Dropbox\2016-06-13 NYCEMF\Pieces\Fixed Media\Sevier-8-2016_Jun_16_16_58_07-old1.wav</text:p>
          </table:table-cell>
          <table:table-cell office:value-type="date" office:date-value="2016-06-16T20:58:07" calcext:value-type="date">
            <text:p>06/16/16 08:58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vier-8-2016_Jun_16_16_58_07.wav</text:p>
          </table:table-cell>
          <table:table-cell office:value-type="string" calcext:value-type="string">
            <text:p>d:\Dropbox\2016-06-13 NYCEMF\Pieces\Fixed Media\Sevier-8-2016_Jun_16_16_58_07.wav</text:p>
          </table:table-cell>
          <table:table-cell office:value-type="date" office:date-value="2016-06-17T03:22:15" calcext:value-type="date">
            <text:p>06/17/16 03:22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vier.6.wav</text:p>
          </table:table-cell>
          <table:table-cell office:value-type="string" calcext:value-type="string">
            <text:p>d:\Dropbox\2016-06-13 NYCEMF\Pieces\Fixed Media\Sevier.6.wav</text:p>
          </table:table-cell>
          <table:table-cell office:value-type="date" office:date-value="2016-06-04T00:32:32" calcext:value-type="date">
            <text:p>06/04/16 12:32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lide.wav</text:p>
          </table:table-cell>
          <table:table-cell office:value-type="string" calcext:value-type="string">
            <text:p>d:\Dropbox\studio\01_workshop\slide.wav</text:p>
          </table:table-cell>
          <table:table-cell office:value-type="date" office:date-value="2010-08-03T01:14:38" calcext:value-type="date">
            <text:p>08/03/10 01:14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onicare.wav</text:p>
          </table:table-cell>
          <table:table-cell office:value-type="string" calcext:value-type="string">
            <text:p>d:\Dropbox\imparting_harmonies\sonicare.wav</text:p>
          </table:table-cell>
          <table:table-cell office:value-type="date" office:date-value="2016-09-07T22:52:34" calcext:value-type="date">
            <text:p>09/07/16 10:52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oundifs-1.py.cd.wav</text:p>
          </table:table-cell>
          <table:table-cell office:value-type="string" calcext:value-type="string">
            <text:p>d:\Dropbox\2010-ICMC-MKG\soundifs\soundifs-1.py.cd.wav</text:p>
          </table:table-cell>
          <table:table-cell office:value-type="date" office:date-value="2010-08-03T03:07:25" calcext:value-type="date">
            <text:p>08/03/10 03:07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oundifs-1.py.wav</text:p>
          </table:table-cell>
          <table:table-cell office:value-type="string" calcext:value-type="string">
            <text:p>d:\Dropbox\2010-ICMC-MKG\soundifs\soundifs-1.py.wav</text:p>
          </table:table-cell>
          <table:table-cell office:value-type="date" office:date-value="2010-08-03T03:07:25" calcext:value-type="date">
            <text:p>08/03/10 03:07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oundifs.py.cd.wav</text:p>
          </table:table-cell>
          <table:table-cell office:value-type="string" calcext:value-type="string">
            <text:p>d:\Dropbox\2010-ICMC-MKG\soundifs\soundifs.py.cd.wav</text:p>
          </table:table-cell>
          <table:table-cell office:value-type="date" office:date-value="2010-08-03T03:07:25" calcext:value-type="date">
            <text:p>08/03/10 03:07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oundifs.py.wav</text:p>
          </table:table-cell>
          <table:table-cell office:value-type="string" calcext:value-type="string">
            <text:p>d:\Dropbox\2010-ICMC-MKG\soundifs\soundifs.py.wav</text:p>
          </table:table-cell>
          <table:table-cell office:value-type="date" office:date-value="2010-08-03T03:07:25" calcext:value-type="date">
            <text:p>08/03/10 03:07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tudy.4.cd.wav</text:p>
          </table:table-cell>
          <table:table-cell office:value-type="string" calcext:value-type="string">
            <text:p>d:\Dropbox\music\Study_4\Study.4.cd.wav</text:p>
          </table:table-cell>
          <table:table-cell office:value-type="date" office:date-value="2013-03-09T12:03:19" calcext:value-type="date">
            <text:p>03/09/13 12:03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tudy.4.lua.cd.wav</text:p>
          </table:table-cell>
          <table:table-cell office:value-type="string" calcext:value-type="string">
            <text:p>d:\Dropbox\music\Study_4\Study.4.lua.cd.wav</text:p>
          </table:table-cell>
          <table:table-cell office:value-type="date" office:date-value="2013-03-09T12:03:22" calcext:value-type="date">
            <text:p>03/09/13 12:03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tudy.4.lua.wav</text:p>
          </table:table-cell>
          <table:table-cell office:value-type="string" calcext:value-type="string">
            <text:p>d:\Dropbox\music\Study_4\Study.4.lua.wav</text:p>
          </table:table-cell>
          <table:table-cell office:value-type="date" office:date-value="2013-03-09T12:03:24" calcext:value-type="date">
            <text:p>03/09/13 12:03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tudy.4.norm.wav</text:p>
          </table:table-cell>
          <table:table-cell office:value-type="string" calcext:value-type="string">
            <text:p>d:\Dropbox\music\Study_4\Study.4.norm.wav</text:p>
          </table:table-cell>
          <table:table-cell office:value-type="date" office:date-value="2013-03-09T12:03:25" calcext:value-type="date">
            <text:p>03/09/13 12:03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tudy.4.wav</text:p>
          </table:table-cell>
          <table:table-cell office:value-type="string" calcext:value-type="string">
            <text:p>d:\Dropbox\music\Study_4\Study.4.wav</text:p>
          </table:table-cell>
          <table:table-cell office:value-type="date" office:date-value="2013-03-09T12:03:27" calcext:value-type="date">
            <text:p>03/09/13 12:03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TASCAM_0072S12.wav</text:p>
          </table:table-cell>
          <table:table-cell office:value-type="string" calcext:value-type="string">
            <text:p>d:\Dropbox\2016-06-13 NYCEMF\Pieces\Fixed Media\TASCAM_0072S12.wav</text:p>
          </table:table-cell>
          <table:table-cell office:value-type="date" office:date-value="2016-09-07T22:55:26" calcext:value-type="date">
            <text:p>09/07/16 10:55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TASCAM_0073.wav</text:p>
          </table:table-cell>
          <table:table-cell office:value-type="string" calcext:value-type="string">
            <text:p>d:\Dropbox\2016-06-13 NYCEMF\Pieces\Fixed Media\TASCAM_0073.wav</text:p>
          </table:table-cell>
          <table:table-cell office:value-type="date" office:date-value="2016-09-07T22:54:06.999999" calcext:value-type="date">
            <text:p>09/07/16 10:54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Telamon.wav</text:p>
          </table:table-cell>
          <table:table-cell office:value-type="string" calcext:value-type="string">
            <text:p>d:\Dropbox\2015-06-22 NYCEMF\Telamon.wav</text:p>
          </table:table-cell>
          <table:table-cell office:value-type="date" office:date-value="2015-02-08T12:24:11" calcext:value-type="date">
            <text:p>02/08/15 12:24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test.wav</text:p>
          </table:table-cell>
          <table:table-cell office:value-type="string" calcext:value-type="string">
            <text:p>c:\Users\mike\Documents\silencio\test.wav</text:p>
          </table:table-cell>
          <table:table-cell office:value-type="date" office:date-value="2011-11-10T00:28:15" calcext:value-type="date">
            <text:p>11/10/11 12:28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test1.wav</text:p>
          </table:table-cell>
          <table:table-cell office:value-type="string" calcext:value-type="string">
            <text:p>d:\Dropbox\studio\01_workshop\counterpoint\test1.wav</text:p>
          </table:table-cell>
          <table:table-cell office:value-type="date" office:date-value="2010-08-03T01:14:47" calcext:value-type="date">
            <text:p>08/03/10 01:14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test2.wav</text:p>
          </table:table-cell>
          <table:table-cell office:value-type="string" calcext:value-type="string">
            <text:p>d:\Dropbox\studio\01_workshop\counterpoint\test2.wav</text:p>
          </table:table-cell>
          <table:table-cell office:value-type="date" office:date-value="2010-08-03T01:14:47" calcext:value-type="date">
            <text:p>08/03/10 01:14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toot2.wav</text:p>
          </table:table-cell>
          <table:table-cell office:value-type="string" calcext:value-type="string">
            <text:p>d:\Dropbox\tutorial\code\toot2.wav</text:p>
          </table:table-cell>
          <table:table-cell office:value-type="date" office:date-value="2010-07-30T13:42:28" calcext:value-type="date">
            <text:p>07/30/10 01:42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toot3.wav</text:p>
          </table:table-cell>
          <table:table-cell office:value-type="string" calcext:value-type="string">
            <text:p>d:\Dropbox\tutorial\code\toot3.wav</text:p>
          </table:table-cell>
          <table:table-cell office:value-type="date" office:date-value="2010-07-30T13:44:04" calcext:value-type="date">
            <text:p>07/30/10 01:44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Triptych.wav</text:p>
          </table:table-cell>
          <table:table-cell office:value-type="string" calcext:value-type="string">
            <text:p>d:\Dropbox\Talks\Brad's class\My Way\Triptych.wav</text:p>
          </table:table-cell>
          <table:table-cell office:value-type="date" office:date-value="2013-04-11T16:08:37" calcext:value-type="date">
            <text:p>04/11/13 04:08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Two Dualities.wav</text:p>
          </table:table-cell>
          <table:table-cell office:value-type="string" calcext:value-type="string">
            <text:p>d:\Dropbox\2014-06-15 NYCEMS Salon\Two Dualities.wav</text:p>
          </table:table-cell>
          <table:table-cell office:value-type="date" office:date-value="2014-05-17T18:36:31" calcext:value-type="date">
            <text:p>05/17/14 06:36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TwoDualities.wav</text:p>
          </table:table-cell>
          <table:table-cell office:value-type="string" calcext:value-type="string">
            <text:p>d:\Dropbox\Talks\Brad's class\My Way\TwoDualities.wav</text:p>
          </table:table-cell>
          <table:table-cell office:value-type="date" office:date-value="2010-08-03T03:10:12" calcext:value-type="date">
            <text:p>08/03/10 03:10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Untouching-1-c.wav</text:p>
          </table:table-cell>
          <table:table-cell office:value-type="string" calcext:value-type="string">
            <text:p>d:\Dropbox\music\Untouching\Untouching-1-c.wav</text:p>
          </table:table-cell>
          <table:table-cell office:value-type="date" office:date-value="2013-03-21T12:45:27" calcext:value-type="date">
            <text:p>03/21/13 12:45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Untouching-1.norm.wav</text:p>
          </table:table-cell>
          <table:table-cell office:value-type="string" calcext:value-type="string">
            <text:p>d:\Dropbox\2014-Queens_College-MKG\Untouching-1.norm.wav</text:p>
          </table:table-cell>
          <table:table-cell office:value-type="date" office:date-value="2013-03-14T00:51:28" calcext:value-type="date">
            <text:p>03/14/13 12:51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Untouching-1.wav</text:p>
          </table:table-cell>
          <table:table-cell office:value-type="string" calcext:value-type="string">
            <text:p>d:\Dropbox\music\Untouching\Untouching-1.wav</text:p>
          </table:table-cell>
          <table:table-cell office:value-type="date" office:date-value="2013-03-14T00:51:27" calcext:value-type="date">
            <text:p>03/14/13 12:51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Untouching-GCG-8-1.cd.wav</text:p>
          </table:table-cell>
          <table:table-cell office:value-type="string" calcext:value-type="string">
            <text:p>d:\Dropbox\music\Untouching-GCG-8-1.cd.wav</text:p>
          </table:table-cell>
          <table:table-cell office:value-type="date" office:date-value="2013-03-09T12:00:53" calcext:value-type="date">
            <text:p>03/09/13 12:00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Untouching-GCG-8-1.norm.wav</text:p>
          </table:table-cell>
          <table:table-cell office:value-type="string" calcext:value-type="string">
            <text:p>d:\Dropbox\music\Untouching-GCG-8-1.norm.wav</text:p>
          </table:table-cell>
          <table:table-cell office:value-type="date" office:date-value="2013-03-09T12:00:55" calcext:value-type="date">
            <text:p>03/09/13 12:00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Untouching-GCG-8-1.wav</text:p>
          </table:table-cell>
          <table:table-cell office:value-type="string" calcext:value-type="string">
            <text:p>d:\Dropbox\music\Untouching-GCG-8-1.wav</text:p>
          </table:table-cell>
          <table:table-cell office:value-type="date" office:date-value="2013-03-09T12:01:03" calcext:value-type="date">
            <text:p>03/09/13 12:01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Untouching-GCG-8-5.cd.wav</text:p>
          </table:table-cell>
          <table:table-cell office:value-type="string" calcext:value-type="string">
            <text:p>d:\Dropbox\music\Untouching\Untouching-GCG-8-5.cd.wav</text:p>
          </table:table-cell>
          <table:table-cell office:value-type="date" office:date-value="2013-03-09T12:02:53" calcext:value-type="date">
            <text:p>03/09/13 12:02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Untouching-GCG-8-5.norm.wav</text:p>
          </table:table-cell>
          <table:table-cell office:value-type="string" calcext:value-type="string">
            <text:p>d:\Dropbox\music\Untouching\Untouching-GCG-8-5.norm.wav</text:p>
          </table:table-cell>
          <table:table-cell office:value-type="date" office:date-value="2013-03-09T12:02:56" calcext:value-type="date">
            <text:p>03/09/13 12:02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Untouching-GCG-8-5.wav</text:p>
          </table:table-cell>
          <table:table-cell office:value-type="string" calcext:value-type="string">
            <text:p>d:\Dropbox\music\Untouching\Untouching-GCG-8-5.wav</text:p>
          </table:table-cell>
          <table:table-cell office:value-type="date" office:date-value="2013-03-09T12:02:57" calcext:value-type="date">
            <text:p>03/09/13 12:02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wuerfelspiel.wav</text:p>
          </table:table-cell>
          <table:table-cell office:value-type="string" calcext:value-type="string">
            <text:p>d:\Dropbox\tutorial\code\01_DiceGame\wuerfelspiel.wav</text:p>
          </table:table-cell>
          <table:table-cell office:value-type="date" office:date-value="2013-04-28T19:51:10" calcext:value-type="date">
            <text:p>04/28/13 07:51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1 (mkg-1015PEM's conflicted copy 2013-04-02).wav</text:p>
          </table:table-cell>
          <table:table-cell office:value-type="string" calcext:value-type="string">
            <text:p>d:\Dropbox\music\Yellow_Leaves\Yellow_Leaves_13-1 (mkg-1015PEM's conflicted copy 2013-04-02).wav</text:p>
          </table:table-cell>
          <table:table-cell office:value-type="date" office:date-value="2013-04-02T12:56:51" calcext:value-type="date">
            <text:p>04/02/13 12:56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1.cd.wav</text:p>
          </table:table-cell>
          <table:table-cell office:value-type="string" calcext:value-type="string">
            <text:p>d:\Dropbox\music\Yellow_Leaves\Yellow_Leaves_13-1.cd.wav</text:p>
          </table:table-cell>
          <table:table-cell office:value-type="date" office:date-value="2013-04-11T23:35:14" calcext:value-type="date">
            <text:p>04/11/13 11:35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1.norm.wav</text:p>
          </table:table-cell>
          <table:table-cell office:value-type="string" calcext:value-type="string">
            <text:p>d:\Dropbox\music\Yellow_Leaves\Yellow_Leaves_13-1.norm.wav</text:p>
          </table:table-cell>
          <table:table-cell office:value-type="date" office:date-value="2013-04-11T23:35:09" calcext:value-type="date">
            <text:p>04/11/13 11:35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1.wav</text:p>
          </table:table-cell>
          <table:table-cell office:value-type="string" calcext:value-type="string">
            <text:p>d:\Dropbox\music\Yellow_Leaves\Yellow_Leaves_13-1.wav</text:p>
          </table:table-cell>
          <table:table-cell office:value-type="date" office:date-value="2013-04-11T23:35:08" calcext:value-type="date">
            <text:p>04/11/13 11:35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2 (mkg-1015PEM's conflicted copy 2013-04-15).wav</text:p>
          </table:table-cell>
          <table:table-cell office:value-type="string" calcext:value-type="string">
            <text:p>d:\Dropbox\music\Yellow_Leaves\Yellow_Leaves_13-2 (mkg-1015PEM's conflicted copy 2013-04-15).wav</text:p>
          </table:table-cell>
          <table:table-cell office:value-type="date" office:date-value="2013-04-16T00:23:23" calcext:value-type="date">
            <text:p>04/16/13 12:23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2.cd.wav</text:p>
          </table:table-cell>
          <table:table-cell office:value-type="string" calcext:value-type="string">
            <text:p>d:\Dropbox\music\Yellow_Leaves\Yellow_Leaves_13-2.cd.wav</text:p>
          </table:table-cell>
          <table:table-cell office:value-type="date" office:date-value="2013-04-19T02:53:13" calcext:value-type="date">
            <text:p>04/19/13 02:53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2.norm.wav</text:p>
          </table:table-cell>
          <table:table-cell office:value-type="string" calcext:value-type="string">
            <text:p>d:\Dropbox\music\Yellow_Leaves\Yellow_Leaves_13-2.norm.wav</text:p>
          </table:table-cell>
          <table:table-cell office:value-type="date" office:date-value="2013-04-19T02:53:08.000001" calcext:value-type="date">
            <text:p>04/19/13 02:53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2.wav</text:p>
          </table:table-cell>
          <table:table-cell office:value-type="string" calcext:value-type="string">
            <text:p>d:\Dropbox\music\Yellow_Leaves\Yellow_Leaves_13-2.wav</text:p>
          </table:table-cell>
          <table:table-cell office:value-type="date" office:date-value="2013-04-19T02:53:06.000001" calcext:value-type="date">
            <text:p>04/19/13 02:53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3.cd (sorabji's conflicted copy 2013-05-06).wav</text:p>
          </table:table-cell>
          <table:table-cell office:value-type="string" calcext:value-type="string">
            <text:p>d:\Dropbox\music\Yellow_Leaves\Yellow_Leaves_13-3.cd (sorabji's conflicted copy 2013-05-06).wav</text:p>
          </table:table-cell>
          <table:table-cell office:value-type="date" office:date-value="2013-05-06T02:16:31" calcext:value-type="date">
            <text:p>05/06/13 02:16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3.cd.wav</text:p>
          </table:table-cell>
          <table:table-cell office:value-type="string" calcext:value-type="string">
            <text:p>d:\Dropbox\music\Yellow_Leaves\Yellow_Leaves_13-3.cd.wav</text:p>
          </table:table-cell>
          <table:table-cell office:value-type="date" office:date-value="2013-05-06T13:05:38" calcext:value-type="date">
            <text:p>05/06/13 01:05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3.norm.wav</text:p>
          </table:table-cell>
          <table:table-cell office:value-type="string" calcext:value-type="string">
            <text:p>d:\Dropbox\music\Yellow_Leaves\Yellow_Leaves_13-3.norm.wav</text:p>
          </table:table-cell>
          <table:table-cell office:value-type="date" office:date-value="2013-05-06T13:30:39" calcext:value-type="date">
            <text:p>05/06/13 01:30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3.wav</text:p>
          </table:table-cell>
          <table:table-cell office:value-type="string" calcext:value-type="string">
            <text:p>d:\Dropbox\music\Yellow_Leaves\Yellow_Leaves_13-3.wav</text:p>
          </table:table-cell>
          <table:table-cell office:value-type="date" office:date-value="2013-05-06T02:16:01" calcext:value-type="date">
            <text:p>05/06/13 02:16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4 (mkg-1015PEM's conflicted copy 2013-05-14).wav</text:p>
          </table:table-cell>
          <table:table-cell office:value-type="string" calcext:value-type="string">
            <text:p>d:\Dropbox\music\Yellow_Leaves\Yellow_Leaves_13-4 (mkg-1015PEM's conflicted copy 2013-05-14).wav</text:p>
          </table:table-cell>
          <table:table-cell office:value-type="date" office:date-value="2013-05-14T13:37:55" calcext:value-type="date">
            <text:p>05/14/13 01:37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4.cd (mkg-1015PEM's conflicted copy 2013-05-14).wav</text:p>
          </table:table-cell>
          <table:table-cell office:value-type="string" calcext:value-type="string">
            <text:p>d:\Dropbox\music\Yellow_Leaves\Yellow_Leaves_13-4.cd (mkg-1015PEM's conflicted copy 2013-05-14).wav</text:p>
          </table:table-cell>
          <table:table-cell office:value-type="date" office:date-value="2013-05-14T12:57:02" calcext:value-type="date">
            <text:p>05/14/13 12:57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4.cd.wav</text:p>
          </table:table-cell>
          <table:table-cell office:value-type="string" calcext:value-type="string">
            <text:p>d:\Dropbox\music\Yellow_Leaves\Yellow_Leaves_13-4.cd.wav</text:p>
          </table:table-cell>
          <table:table-cell office:value-type="date" office:date-value="2013-05-18T15:49:04" calcext:value-type="date">
            <text:p>05/18/13 03:49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4.norm.wav</text:p>
          </table:table-cell>
          <table:table-cell office:value-type="string" calcext:value-type="string">
            <text:p>d:\Dropbox\music\Yellow_Leaves\Yellow_Leaves_13-4.norm.wav</text:p>
          </table:table-cell>
          <table:table-cell office:value-type="date" office:date-value="2013-05-18T15:43:32" calcext:value-type="date">
            <text:p>05/18/13 03:43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4.wav</text:p>
          </table:table-cell>
          <table:table-cell office:value-type="string" calcext:value-type="string">
            <text:p>d:\Dropbox\music\Yellow_Leaves\Yellow_Leaves_13-4.wav</text:p>
          </table:table-cell>
          <table:table-cell office:value-type="date" office:date-value="2013-05-18T16:15:28" calcext:value-type="date">
            <text:p>05/18/13 04:15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5.cd.wav</text:p>
          </table:table-cell>
          <table:table-cell office:value-type="string" calcext:value-type="string">
            <text:p>d:\Dropbox\music\Yellow_Leaves\Yellow_Leaves_13-5.cd.wav</text:p>
          </table:table-cell>
          <table:table-cell office:value-type="date" office:date-value="2013-05-14T00:35:06" calcext:value-type="date">
            <text:p>05/14/13 12:35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5.norm.wav</text:p>
          </table:table-cell>
          <table:table-cell office:value-type="string" calcext:value-type="string">
            <text:p>d:\Dropbox\music\Yellow_Leaves\Yellow_Leaves_13-5.norm.wav</text:p>
          </table:table-cell>
          <table:table-cell office:value-type="date" office:date-value="2013-05-14T00:34:59" calcext:value-type="date">
            <text:p>05/14/13 12:34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5.wav</text:p>
          </table:table-cell>
          <table:table-cell office:value-type="string" calcext:value-type="string">
            <text:p>d:\Dropbox\music\Yellow_Leaves\Yellow_Leaves_13-5.wav</text:p>
          </table:table-cell>
          <table:table-cell office:value-type="date" office:date-value="2013-05-14T00:34:57.999999" calcext:value-type="date">
            <text:p>05/14/13 12:34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6 (mkg-1015PEM's conflicted copy 2013-05-29).wav</text:p>
          </table:table-cell>
          <table:table-cell office:value-type="string" calcext:value-type="string">
            <text:p>d:\Dropbox\music\Yellow_Leaves\Yellow_Leaves_13-6 (mkg-1015PEM's conflicted copy 2013-05-29).wav</text:p>
          </table:table-cell>
          <table:table-cell office:value-type="date" office:date-value="2013-05-29T13:35:13" calcext:value-type="date">
            <text:p>05/29/13 01:35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6.cd.wav</text:p>
          </table:table-cell>
          <table:table-cell office:value-type="string" calcext:value-type="string">
            <text:p>d:\Dropbox\music\Yellow_Leaves\Yellow_Leaves_13-6.cd.wav</text:p>
          </table:table-cell>
          <table:table-cell office:value-type="date" office:date-value="2013-05-29T13:10:34" calcext:value-type="date">
            <text:p>05/29/13 01:10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6.norm.wav</text:p>
          </table:table-cell>
          <table:table-cell office:value-type="string" calcext:value-type="string">
            <text:p>d:\Dropbox\music\Yellow_Leaves\Yellow_Leaves_13-6.norm.wav</text:p>
          </table:table-cell>
          <table:table-cell office:value-type="date" office:date-value="2013-05-29T13:28:17" calcext:value-type="date">
            <text:p>05/29/13 01:28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6.wav</text:p>
          </table:table-cell>
          <table:table-cell office:value-type="string" calcext:value-type="string">
            <text:p>d:\Dropbox\music\Yellow_Leaves\Yellow_Leaves_13-6.wav</text:p>
          </table:table-cell>
          <table:table-cell office:value-type="date" office:date-value="2013-05-27T21:43:39" calcext:value-type="date">
            <text:p>05/27/13 09:43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7.cd.wav</text:p>
          </table:table-cell>
          <table:table-cell office:value-type="string" calcext:value-type="string">
            <text:p>d:\Dropbox\music\Yellow_Leaves\Yellow_Leaves_13-7.cd.wav</text:p>
          </table:table-cell>
          <table:table-cell office:value-type="date" office:date-value="2013-05-27T15:55:58" calcext:value-type="date">
            <text:p>05/27/13 03:55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7.norm.wav</text:p>
          </table:table-cell>
          <table:table-cell office:value-type="string" calcext:value-type="string">
            <text:p>d:\Dropbox\music\Yellow_Leaves\Yellow_Leaves_13-7.norm.wav</text:p>
          </table:table-cell>
          <table:table-cell office:value-type="date" office:date-value="2013-05-27T15:55:51" calcext:value-type="date">
            <text:p>05/27/13 03:55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7.wav</text:p>
          </table:table-cell>
          <table:table-cell office:value-type="string" calcext:value-type="string">
            <text:p>d:\Dropbox\music\Yellow_Leaves\Yellow_Leaves_13-7.wav</text:p>
          </table:table-cell>
          <table:table-cell office:value-type="date" office:date-value="2013-05-27T15:55:50" calcext:value-type="date">
            <text:p>05/27/13 03:55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7new.cd.wav</text:p>
          </table:table-cell>
          <table:table-cell office:value-type="string" calcext:value-type="string">
            <text:p>d:\Dropbox\music\Yellow_Leaves\Yellow_Leaves_13-7new.cd.wav</text:p>
          </table:table-cell>
          <table:table-cell office:value-type="date" office:date-value="2013-06-22T13:35:14" calcext:value-type="date">
            <text:p>06/22/13 01:35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7new.norm.wav</text:p>
          </table:table-cell>
          <table:table-cell office:value-type="string" calcext:value-type="string">
            <text:p>d:\Dropbox\music\Yellow_Leaves\Yellow_Leaves_13-7new.norm.wav</text:p>
          </table:table-cell>
          <table:table-cell office:value-type="date" office:date-value="2013-06-22T13:35:06.999999" calcext:value-type="date">
            <text:p>06/22/13 01:35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7new.wav</text:p>
          </table:table-cell>
          <table:table-cell office:value-type="string" calcext:value-type="string">
            <text:p>d:\Dropbox\music\Yellow_Leaves\Yellow_Leaves_13-7new.wav</text:p>
          </table:table-cell>
          <table:table-cell office:value-type="date" office:date-value="2013-06-22T13:35:05" calcext:value-type="date">
            <text:p>06/22/13 01:35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9.norm.wav</text:p>
          </table:table-cell>
          <table:table-cell office:value-type="string" calcext:value-type="string">
            <text:p>d:\Dropbox\music\Yellow_Leaves\Yellow_Leaves_9.norm.wav</text:p>
          </table:table-cell>
          <table:table-cell office:value-type="date" office:date-value="2013-03-09T12:02:36" calcext:value-type="date">
            <text:p>03/09/13 12:02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9.wav</text:p>
          </table:table-cell>
          <table:table-cell office:value-type="string" calcext:value-type="string">
            <text:p>d:\Dropbox\music\Yellow_Leaves\Yellow_Leaves_9.wav</text:p>
          </table:table-cell>
          <table:table-cell office:value-type="date" office:date-value="2013-03-09T12:02:38" calcext:value-type="date">
            <text:p>03/09/13 12:02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.4.lua.cd.wav</text:p>
          </table:table-cell>
          <table:table-cell office:value-type="string" calcext:value-type="string">
            <text:p>d:\Dropbox\music\Yellow_Leaves\Yellow_Leaves.4.lua.cd.wav</text:p>
          </table:table-cell>
          <table:table-cell office:value-type="date" office:date-value="2013-03-09T12:01:56" calcext:value-type="date">
            <text:p>03/09/13 12:01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.4.lua.norm.wav</text:p>
          </table:table-cell>
          <table:table-cell office:value-type="string" calcext:value-type="string">
            <text:p>d:\Dropbox\music\Yellow_Leaves\Yellow_Leaves.4.lua.norm.wav</text:p>
          </table:table-cell>
          <table:table-cell office:value-type="date" office:date-value="2013-03-09T12:01:57" calcext:value-type="date">
            <text:p>03/09/13 12:01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.4.lua.wav</text:p>
          </table:table-cell>
          <table:table-cell office:value-type="string" calcext:value-type="string">
            <text:p>d:\Dropbox\music\Yellow_Leaves\Yellow_Leaves.4.lua.wav</text:p>
          </table:table-cell>
          <table:table-cell office:value-type="date" office:date-value="2013-03-09T12:02:04" calcext:value-type="date">
            <text:p>03/09/13 12:02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zodiac_test.wav</text:p>
          </table:table-cell>
          <table:table-cell office:value-type="string" calcext:value-type="string">
            <text:p>d:\Dropbox\2014-Vanderbilt_Planetarium-MKG\zodiac_test.wav</text:p>
          </table:table-cell>
          <table:table-cell office:value-type="date" office:date-value="2014-03-04T02:25:31" calcext:value-type="date">
            <text:p>03/04/14 02:25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zodiac-2014-02-12.csd.wav</text:p>
          </table:table-cell>
          <table:table-cell office:value-type="string" calcext:value-type="string">
            <text:p>d:\Dropbox\2014-Vanderbilt_Planetarium-MKG\zodiac-2014-02-12.csd.wav</text:p>
          </table:table-cell>
          <table:table-cell office:value-type="date" office:date-value="2014-02-23T02:26:33" calcext:value-type="date">
            <text:p>02/23/14 02:26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zodiac-2014-03-01.wav</text:p>
          </table:table-cell>
          <table:table-cell office:value-type="string" calcext:value-type="string">
            <text:p>d:\Dropbox\2014-Vanderbilt_Planetarium-MKG\zodiac-2014-03-01.wav</text:p>
          </table:table-cell>
          <table:table-cell office:value-type="date" office:date-value="2014-03-06T00:20:09" calcext:value-type="date">
            <text:p>03/06/14 12:20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zodiac-2014-03-02.csd.wav</text:p>
          </table:table-cell>
          <table:table-cell office:value-type="string" calcext:value-type="string">
            <text:p>d:\Dropbox\2014-Vanderbilt_Planetarium-MKG\zodiac-2014-03-02.csd.wav</text:p>
          </table:table-cell>
          <table:table-cell office:value-type="date" office:date-value="2014-03-06T00:37:10" calcext:value-type="date">
            <text:p>03/06/14 12:37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zodiac-2014-04-15.master.wav</text:p>
          </table:table-cell>
          <table:table-cell office:value-type="string" calcext:value-type="string">
            <text:p>d:\Dropbox\2014-Vanderbilt_Planetarium-MKG\zodiac-2014-04-15.master.wav</text:p>
          </table:table-cell>
          <table:table-cell office:value-type="date" office:date-value="2014-04-17T01:52:02" calcext:value-type="date">
            <text:p>04/17/14 01:52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zodiac-2014-04-15.wav</text:p>
          </table:table-cell>
          <table:table-cell office:value-type="string" calcext:value-type="string">
            <text:p>d:\Dropbox\2014-Vanderbilt_Planetarium-MKG\zodiac-2014-04-15.wav</text:p>
          </table:table-cell>
          <table:table-cell office:value-type="date" office:date-value="2014-04-17T01:45:52" calcext:value-type="date">
            <text:p>04/17/14 01:45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zodiac-2014-04-16.cd.wav</text:p>
          </table:table-cell>
          <table:table-cell office:value-type="string" calcext:value-type="string">
            <text:p>d:\Dropbox\2014-Vanderbilt_Planetarium-MKG\zodiac-2014-04-16.cd.wav</text:p>
          </table:table-cell>
          <table:table-cell office:value-type="date" office:date-value="2014-04-17T02:26:49" calcext:value-type="date">
            <text:p>04/17/14 02:26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zodiac-2014-04-16.master.wav</text:p>
          </table:table-cell>
          <table:table-cell office:value-type="string" calcext:value-type="string">
            <text:p>d:\Dropbox\2014-Vanderbilt_Planetarium-MKG\zodiac-2014-04-16.master.wav</text:p>
          </table:table-cell>
          <table:table-cell office:value-type="date" office:date-value="2014-04-18T04:05:04" calcext:value-type="date">
            <text:p>04/18/14 04:05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zodiac-2014-04-16a.master.wav</text:p>
          </table:table-cell>
          <table:table-cell office:value-type="string" calcext:value-type="string">
            <text:p>d:\Dropbox\2014-Vanderbilt_Planetarium-MKG\zodiac-2014-04-16a.master.wav</text:p>
          </table:table-cell>
          <table:table-cell office:value-type="date" office:date-value="2014-04-19T04:06:49.999999" calcext:value-type="date">
            <text:p>04/19/14 04:06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zodiac-2014-04-19a.master.wav</text:p>
          </table:table-cell>
          <table:table-cell office:value-type="string" calcext:value-type="string">
            <text:p>d:\Dropbox\2014-Vanderbilt_Planetarium-MKG\zodiac-2014-04-19a.master.wav</text:p>
          </table:table-cell>
          <table:table-cell office:value-type="date" office:date-value="2014-04-26T21:13:17" calcext:value-type="date">
            <text:p>04/26/14 09:13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zodiac-2914-02-12.csd.wav</text:p>
          </table:table-cell>
          <table:table-cell office:value-type="string" calcext:value-type="string">
            <text:p>d:\Dropbox\tutorial\code\03_Zodiac\zodiac-2914-02-12.csd.wav</text:p>
          </table:table-cell>
          <table:table-cell office:value-type="date" office:date-value="2014-03-07T04:12:33" calcext:value-type="date">
            <text:p>03/07/14 04:12 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zodiac-double.wav</text:p>
          </table:table-cell>
          <table:table-cell office:value-type="string" calcext:value-type="string">
            <text:p>c:\Users\mike\development\csoundabx\difference\zodiac-double.wav</text:p>
          </table:table-cell>
          <table:table-cell office:value-type="date" office:date-value="2013-05-04T23:45:13" calcext:value-type="date">
            <text:p>05/04/13 11:45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zodiac-float.wav</text:p>
          </table:table-cell>
          <table:table-cell office:value-type="string" calcext:value-type="string">
            <text:p>c:\Users\mike\development\csoundabx\difference\zodiac-float.wav</text:p>
          </table:table-cell>
          <table:table-cell office:value-type="date" office:date-value="2013-05-04T23:45:30" calcext:value-type="date">
            <text:p>05/04/13 11:45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zodiac.wav</text:p>
          </table:table-cell>
          <table:table-cell office:value-type="string" calcext:value-type="string">
            <text:p>d:\Dropbox\tutorial\code\03_Zodiac\zodiac.wav</text:p>
          </table:table-cell>
          <table:table-cell office:value-type="date" office:date-value="2013-04-28T20:11:42" calcext:value-type="date">
            <text:p>04/28/13 08:11 PM</text:p>
          </table:table-cell>
          <table:table-cell table:number-columns-repeated="1019"/>
        </table:table-row>
      </table:table>
      <table:named-expressions/>
      <table:database-ranges>
        <table:database-range table:name="__Anonymous_Sheet_DB__0" table:target-range-address="Sheet1.A1:Sheet1.AMJ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3">00/00/0000</text:date>, <text:time style:data-style-name="N2" text:time-value="14:18:50.17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2T18:56:50.963000000</meta:creation-date>
    <dc:date>2016-12-03T15:01:34.615000000</dc:date>
    <meta:editing-duration>PT1H24S</meta:editing-duration>
    <meta:editing-cycles>8</meta:editing-cycles>
    <meta:generator>LibreOffice/5.2.3.3$Windows_X86_64 LibreOffice_project/d54a8868f08a7b39642414cf2c8ef2f228f780cf</meta:generator>
    <meta:document-statistic meta:table-count="1" meta:cell-count="1569" meta:object-count="0"/>
  </office:meta>
</office:document-meta>
</file>